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5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2.713cm"/>
    </style:style>
    <style:style style:name="ro1" style:family="table-row">
      <style:table-row-properties style:row-height="5.13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font-weight-asian="bold" style:font-weight-complex="bold"/>
    </style:style>
    <style:style style:name="ce2" style:family="table-cell" style:parent-style-name="Heading">
      <style:table-cell-properties fo:background-color="#c0c0c0"/>
      <style:text-properties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Rohdaten - Wort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nput-Grösse [MB]</text:p>
          </table:table-cell>
          <table:table-cell table:style-name="ce1" office:value-type="string">
            <text:p>Anzahl Dateien</text:p>
          </table:table-cell>
          <table:table-cell table:style-name="ce1" office:value-type="string">
            <text:p>Anzahl Wörter</text:p>
          </table:table-cell>
          <table:table-cell table:style-name="ce1" office:value-type="string">
            <text:p>Worte * Dateien</text:p>
          </table:table-cell>
          <table:table-cell table:style-name="ce1" office:value-type="string">
            <text:p>HashMap-Entry[] [Kb]</text:p>
          </table:table-cell>
          <table:table-cell table:style-name="ce1" office:value-type="string">
            <text:p>HashMap-Entry [Kb]</text:p>
          </table:table-cell>
          <table:table-cell table:style-name="ce1" office:value-type="string">
            <text:p>Occurence [Kb]</text:p>
          </table:table-cell>
          <table:table-cell table:style-name="ce1" office:value-type="string">
            <text:p>HashMap [Kb]</text:p>
          </table:table-cell>
          <table:table-cell table:style-name="ce1" office:value-type="string">
            <text:p>SuffixTreeEdge [Kb]</text:p>
          </table:table-cell>
          <table:table-cell table:style-name="ce1" office:value-type="string">
            <text:p>IntPointer [Kb]</text:p>
          </table:table-cell>
          <table:table-cell table:style-name="ce1" office:value-type="string">
            <text:p>HashSet [Kb]</text:p>
          </table:table-cell>
          <table:table-cell table:style-name="ce1" office:value-type="string">
            <text:p>SuffixTreeCharacter [Kb]</text:p>
          </table:table-cell>
          <table:table-cell table:style-name="ce1" office:value-type="string">
            <text:p>SuffixTreeLeaf [Kb]</text:p>
          </table:table-cell>
          <table:table-cell table:style-name="ce2" office:value-type="string">
            <text:p>Speicher (gesamt) [Kb]</text:p>
          </table:table-cell>
          <table:table-cell table:style-name="Heading" office:value-type="string">
            <text:p>inexakt1 [ms]</text:p>
          </table:table-cell>
          <table:table-cell table:style-name="Heading" office:value-type="string">
            <text:p>getAllMatches [ms]</text:p>
          </table:table-cell>
          <table:table-cell table:style-name="Heading" office:value-type="string">
            <text:p>inexakt5 [ms]</text:p>
          </table:table-cell>
          <table:table-cell table:style-name="Heading" office:value-type="string">
            <text:p>remove [ms]</text:p>
          </table:table-cell>
          <table:table-cell table:style-name="Heading" office:value-type="string">
            <text:p>addDocument [ms]</text:p>
          </table:table-cell>
          <table:table-cell table:style-name="Heading" office:value-type="string">
            <text:p>parseDocument [ms]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50">
            <text:p>4450</text:p>
          </table:table-cell>
          <table:table-cell table:formula="of:=[.B2]*[.C2]" office:value-type="float" office:value="8900">
            <text:p>890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571">
            <text:p>571</text:p>
          </table:table-cell>
          <table:table-cell/>
          <table:table-cell office:value-type="float" office:value="330">
            <text:p>330</text:p>
          </table:table-cell>
          <table:table-cell office:value-type="float" office:value="31">
            <text:p>31</text:p>
          </table:table-cell>
          <table:table-cell office:value-type="float" office:value="639">
            <text:p>639</text:p>
          </table:table-cell>
          <table:table-cell office:value-type="float" office:value="789">
            <text:p>7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14">
            <text:p>7814</text:p>
          </table:table-cell>
          <table:table-cell table:formula="of:=[.B3]*[.C3]" office:value-type="float" office:value="15628">
            <text:p>1562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439">
            <text:p>439</text:p>
          </table:table-cell>
          <table:table-cell/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062">
            <text:p>1062</text:p>
          </table:table-cell>
          <table:table-cell office:value-type="float" office:value="769">
            <text:p>76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995">
            <text:p>11995</text:p>
          </table:table-cell>
          <table:table-cell table:formula="of:=[.B4]*[.C4]" office:value-type="float" office:value="23990">
            <text:p>23990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325">
            <text:p>325</text:p>
          </table:table-cell>
          <table:table-cell/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1367">
            <text:p>1367</text:p>
          </table:table-cell>
          <table:table-cell office:value-type="float" office:value="755">
            <text:p>75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130">
            <text:p>16130</text:p>
          </table:table-cell>
          <table:table-cell table:formula="of:=[.B5]*[.C5]" office:value-type="float" office:value="32260">
            <text:p>32260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334">
            <text:p>334</text:p>
          </table:table-cell>
          <table:table-cell office:value-type="float" office:value="453">
            <text:p>453</text:p>
          </table:table-cell>
          <table:table-cell/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261">
            <text:p>2261</text:p>
          </table:table-cell>
          <table:table-cell office:value-type="float" office:value="981">
            <text:p>98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793">
            <text:p>22793</text:p>
          </table:table-cell>
          <table:table-cell table:formula="of:=[.B6]*[.C6]" office:value-type="float" office:value="45586">
            <text:p>4558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3" office:value-type="float" office:value="11">
            <text:p>11</text:p>
          </table:table-cell>
          <table:table-cell office:value-type="float" office:value="491">
            <text:p>491</text:p>
          </table:table-cell>
          <table:table-cell office:value-type="float" office:value="544">
            <text:p>544</text:p>
          </table:table-cell>
          <table:table-cell/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office:value-type="float" office:value="3450">
            <text:p>3450</text:p>
          </table:table-cell>
          <table:table-cell office:value-type="float" office:value="868">
            <text:p>868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27361">
            <text:p>27361</text:p>
          </table:table-cell>
          <table:table-cell table:formula="of:=[.B7]*[.C7]" office:value-type="float" office:value="54722">
            <text:p>54722</text:p>
          </table:table-cell>
          <table:table-cell office:value-type="float" office:value="247">
            <text:p>247</text:p>
          </table:table-cell>
          <table:table-cell office:value-type="float" office:value="99">
            <text:p>99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number-columns-repeated="3" office:value-type="float" office:value="13">
            <text:p>13</text:p>
          </table:table-cell>
          <table:table-cell office:value-type="float" office:value="757">
            <text:p>757</text:p>
          </table:table-cell>
          <table:table-cell office:value-type="float" office:value="733">
            <text:p>733</text:p>
          </table:table-cell>
          <table:table-cell/>
          <table:table-cell office:value-type="float" office:value="42">
            <text:p>42</text:p>
          </table:table-cell>
          <table:table-cell office:value-type="float" office:value="402">
            <text:p>402</text:p>
          </table:table-cell>
          <table:table-cell office:value-type="float" office:value="4607">
            <text:p>4607</text:p>
          </table:table-cell>
          <table:table-cell office:value-type="float" office:value="949">
            <text:p>949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2210">
            <text:p>32210</text:p>
          </table:table-cell>
          <table:table-cell table:formula="of:=[.B8]*[.C8]" office:value-type="float" office:value="64420">
            <text:p>64420</text:p>
          </table:table-cell>
          <table:table-cell office:value-type="float" office:value="134">
            <text:p>134</text:p>
          </table:table-cell>
          <table:table-cell office:value-type="float" office:value="117">
            <text:p>117</text:p>
          </table:table-cell>
          <table:table-cell office:value-type="float" office:value="270">
            <text:p>270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office:value-type="float" office:value="795">
            <text:p>795</text:p>
          </table:table-cell>
          <table:table-cell office:value-type="float" office:value="820">
            <text:p>820</text:p>
          </table:table-cell>
          <table:table-cell office:value-type="float" office:value="439">
            <text:p>439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7228">
            <text:p>7228</text:p>
          </table:table-cell>
          <table:table-cell office:value-type="float" office:value="1014">
            <text:p>101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4240">
            <text:p>34240</text:p>
          </table:table-cell>
          <table:table-cell table:formula="of:=[.B9]*[.C9]" office:value-type="float" office:value="890240">
            <text:p>890240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276">
            <text:p>276</text:p>
          </table:table-cell>
          <table:table-cell office:value-type="float" office:value="107">
            <text:p>10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30">
            <text:p>930</text:p>
          </table:table-cell>
          <table:table-cell office:value-type="float" office:value="958">
            <text:p>958</text:p>
          </table:table-cell>
          <table:table-cell office:value-type="float" office:value="371">
            <text:p>371</text:p>
          </table:table-cell>
          <table:table-cell office:value-type="float" office:value="59">
            <text:p>59</text:p>
          </table:table-cell>
          <table:table-cell office:value-type="float" office:value="754">
            <text:p>754</text:p>
          </table:table-cell>
          <table:table-cell office:value-type="float" office:value="6540">
            <text:p>6540</text:p>
          </table:table-cell>
          <table:table-cell office:value-type="float" office:value="3276">
            <text:p>3276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2054">
            <text:p>42054</text:p>
          </table:table-cell>
          <table:table-cell table:formula="of:=[.B10]*[.C10]" office:value-type="float" office:value="1303674">
            <text:p>1303674</text:p>
          </table:table-cell>
          <table:table-cell office:value-type="float" office:value="216">
            <text:p>216</text:p>
          </table:table-cell>
          <table:table-cell office:value-type="float" office:value="183">
            <text:p>183</text:p>
          </table:table-cell>
          <table:table-cell office:value-type="float" office:value="376">
            <text:p>376</text:p>
          </table:table-cell>
          <table:table-cell office:value-type="float" office:value="133">
            <text:p>13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276">
            <text:p>1276</text:p>
          </table:table-cell>
          <table:table-cell office:value-type="float" office:value="1323">
            <text:p>1323</text:p>
          </table:table-cell>
          <table:table-cell office:value-type="float" office:value="560">
            <text:p>560</text:p>
          </table:table-cell>
          <table:table-cell office:value-type="float" office:value="75">
            <text:p>75</text:p>
          </table:table-cell>
          <table:table-cell office:value-type="float" office:value="1004">
            <text:p>1004</text:p>
          </table:table-cell>
          <table:table-cell office:value-type="float" office:value="8861">
            <text:p>8861</text:p>
          </table:table-cell>
          <table:table-cell office:value-type="float" office:value="27312">
            <text:p>27312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6872">
            <text:p>46872</text:p>
          </table:table-cell>
          <table:table-cell table:formula="of:=[.B11]*[.C11]" office:value-type="float" office:value="1593648">
            <text:p>1593648</text:p>
          </table:table-cell>
          <table:table-cell office:value-type="float" office:value="240">
            <text:p>240</text:p>
          </table:table-cell>
          <table:table-cell office:value-type="float" office:value="204">
            <text:p>204</text:p>
          </table:table-cell>
          <table:table-cell office:value-type="float" office:value="393">
            <text:p>393</text:p>
          </table:table-cell>
          <table:table-cell office:value-type="float" office:value="146">
            <text:p>146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383">
            <text:p>1383</text:p>
          </table:table-cell>
          <table:table-cell office:value-type="float" office:value="704">
            <text:p>704</text:p>
          </table:table-cell>
          <table:table-cell office:value-type="float" office:value="426">
            <text:p>426</text:p>
          </table:table-cell>
          <table:table-cell office:value-type="float" office:value="69">
            <text:p>69</text:p>
          </table:table-cell>
          <table:table-cell office:value-type="float" office:value="1302">
            <text:p>1302</text:p>
          </table:table-cell>
          <table:table-cell office:value-type="float" office:value="9539">
            <text:p>9539</text:p>
          </table:table-cell>
          <table:table-cell office:value-type="float" office:value="31020">
            <text:p>31020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49297">
            <text:p>49297</text:p>
          </table:table-cell>
          <table:table-cell table:formula="of:=[.B12]*[.C12]" office:value-type="float" office:value="1922583">
            <text:p>1922583</text:p>
          </table:table-cell>
          <table:table-cell office:value-type="float" office:value="252">
            <text:p>252</text:p>
          </table:table-cell>
          <table:table-cell office:value-type="float" office:value="220">
            <text:p>220</text:p>
          </table:table-cell>
          <table:table-cell office:value-type="float" office:value="487">
            <text:p>487</text:p>
          </table:table-cell>
          <table:table-cell office:value-type="float" office:value="156">
            <text:p>156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551">
            <text:p>1551</text:p>
          </table:table-cell>
          <table:table-cell office:value-type="float" office:value="1044">
            <text:p>1044</text:p>
          </table:table-cell>
          <table:table-cell office:value-type="float" office:value="479">
            <text:p>479</text:p>
          </table:table-cell>
          <table:table-cell office:value-type="float" office:value="68">
            <text:p>68</text:p>
          </table:table-cell>
          <table:table-cell office:value-type="float" office:value="1364">
            <text:p>1364</text:p>
          </table:table-cell>
          <table:table-cell office:value-type="float" office:value="10816">
            <text:p>10816</text:p>
          </table:table-cell>
          <table:table-cell office:value-type="float" office:value="47638">
            <text:p>47638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 office:value-type="float" office:value="59250">
            <text:p>59250</text:p>
          </table:table-cell>
          <table:table-cell table:formula="of:=[.B13]*[.C13]" office:value-type="float" office:value="2547750">
            <text:p>2547750</text:p>
          </table:table-cell>
          <table:table-cell office:value-type="float" office:value="309">
            <text:p>309</text:p>
          </table:table-cell>
          <table:table-cell office:value-type="float" office:value="275">
            <text:p>275</text:p>
          </table:table-cell>
          <table:table-cell office:value-type="float" office:value="524">
            <text:p>524</text:p>
          </table:table-cell>
          <table:table-cell office:value-type="float" office:value="194">
            <text:p>194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827">
            <text:p>1827</text:p>
          </table:table-cell>
          <table:table-cell office:value-type="float" office:value="970">
            <text:p>970</text:p>
          </table:table-cell>
          <table:table-cell office:value-type="float" office:value="651">
            <text:p>651</text:p>
          </table:table-cell>
          <table:table-cell office:value-type="float" office:value="69">
            <text:p>69</text:p>
          </table:table-cell>
          <table:table-cell office:value-type="float" office:value="1781">
            <text:p>1781</text:p>
          </table:table-cell>
          <table:table-cell office:value-type="float" office:value="12084">
            <text:p>12084</text:p>
          </table:table-cell>
          <table:table-cell office:value-type="float" office:value="56685">
            <text:p>56685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64130">
            <text:p>64130</text:p>
          </table:table-cell>
          <table:table-cell table:formula="of:=[.B14]*[.C14]" office:value-type="float" office:value="3014110">
            <text:p>3014110</text:p>
          </table:table-cell>
          <table:table-cell office:value-type="float" office:value="418">
            <text:p>418</text:p>
          </table:table-cell>
          <table:table-cell office:value-type="float" office:value="303">
            <text:p>303</text:p>
          </table:table-cell>
          <table:table-cell office:value-type="float" office:value="589">
            <text:p>589</text:p>
          </table:table-cell>
          <table:table-cell office:value-type="float" office:value="209">
            <text:p>209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2090">
            <text:p>2090</text:p>
          </table:table-cell>
          <table:table-cell office:value-type="float" office:value="1152">
            <text:p>1152</text:p>
          </table:table-cell>
          <table:table-cell office:value-type="float" office:value="550">
            <text:p>550</text:p>
          </table:table-cell>
          <table:table-cell office:value-type="float" office:value="71">
            <text:p>71</text:p>
          </table:table-cell>
          <table:table-cell office:value-type="float" office:value="2238">
            <text:p>2238</text:p>
          </table:table-cell>
          <table:table-cell office:value-type="float" office:value="13911">
            <text:p>13911</text:p>
          </table:table-cell>
          <table:table-cell office:value-type="float" office:value="78685">
            <text:p>78685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72859">
            <text:p>72859</text:p>
          </table:table-cell>
          <table:table-cell table:formula="of:=[.B15]*[.C15]" office:value-type="float" office:value="3642950">
            <text:p>3642950</text:p>
          </table:table-cell>
          <table:table-cell office:value-type="float" office:value="396">
            <text:p>396</text:p>
          </table:table-cell>
          <table:table-cell office:value-type="float" office:value="354">
            <text:p>354</text:p>
          </table:table-cell>
          <table:table-cell office:value-type="float" office:value="650">
            <text:p>650</text:p>
          </table:table-cell>
          <table:table-cell office:value-type="float" office:value="242">
            <text:p>242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296">
            <text:p>2296</text:p>
          </table:table-cell>
          <table:table-cell office:value-type="float" office:value="1318">
            <text:p>1318</text:p>
          </table:table-cell>
          <table:table-cell office:value-type="float" office:value="904">
            <text:p>904</text:p>
          </table:table-cell>
          <table:table-cell office:value-type="float" office:value="76">
            <text:p>76</text:p>
          </table:table-cell>
          <table:table-cell office:value-type="float" office:value="3055">
            <text:p>3055</text:p>
          </table:table-cell>
          <table:table-cell office:value-type="float" office:value="17161">
            <text:p>17161</text:p>
          </table:table-cell>
          <table:table-cell office:value-type="float" office:value="86540">
            <text:p>86540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54">
            <text:p>54</text:p>
          </table:table-cell>
          <table:table-cell office:value-type="float" office:value="81846">
            <text:p>81846</text:p>
          </table:table-cell>
          <table:table-cell table:formula="of:=[.B16]*[.C16]" office:value-type="float" office:value="4419684">
            <text:p>4419684</text:p>
          </table:table-cell>
          <table:table-cell office:value-type="float" office:value="455">
            <text:p>455</text:p>
          </table:table-cell>
          <table:table-cell office:value-type="float" office:value="408">
            <text:p>408</text:p>
          </table:table-cell>
          <table:table-cell office:value-type="float" office:value="717">
            <text:p>717</text:p>
          </table:table-cell>
          <table:table-cell office:value-type="float" office:value="276">
            <text:p>276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2596">
            <text:p>2596</text:p>
          </table:table-cell>
          <table:table-cell office:value-type="float" office:value="1940">
            <text:p>1940</text:p>
          </table:table-cell>
          <table:table-cell office:value-type="float" office:value="1376">
            <text:p>1376</text:p>
          </table:table-cell>
          <table:table-cell office:value-type="float" office:value="76">
            <text:p>76</text:p>
          </table:table-cell>
          <table:table-cell office:value-type="float" office:value="3360">
            <text:p>3360</text:p>
          </table:table-cell>
          <table:table-cell office:value-type="float" office:value="17405">
            <text:p>17405</text:p>
          </table:table-cell>
          <table:table-cell office:value-type="float" office:value="97498">
            <text:p>97498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8">
            <text:p>58</text:p>
          </table:table-cell>
          <table:table-cell office:value-type="float" office:value="91349">
            <text:p>91349</text:p>
          </table:table-cell>
          <table:table-cell table:formula="of:=[.B17]*[.C17]" office:value-type="float" office:value="5298242">
            <text:p>5298242</text:p>
          </table:table-cell>
          <table:table-cell office:value-type="float" office:value="510">
            <text:p>510</text:p>
          </table:table-cell>
          <table:table-cell office:value-type="float" office:value="462">
            <text:p>462</text:p>
          </table:table-cell>
          <table:table-cell office:value-type="float" office:value="843">
            <text:p>843</text:p>
          </table:table-cell>
          <table:table-cell office:value-type="float" office:value="305">
            <text:p>305</text:p>
          </table:table-cell>
          <table:table-cell office:value-type="float" office:value="132">
            <text:p>132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2953">
            <text:p>2953</text:p>
          </table:table-cell>
          <table:table-cell office:value-type="float" office:value="2365">
            <text:p>2365</text:p>
          </table:table-cell>
          <table:table-cell office:value-type="float" office:value="1878">
            <text:p>1878</text:p>
          </table:table-cell>
          <table:table-cell office:value-type="float" office:value="81">
            <text:p>81</text:p>
          </table:table-cell>
          <table:table-cell office:value-type="float" office:value="4200">
            <text:p>4200</text:p>
          </table:table-cell>
          <table:table-cell office:value-type="float" office:value="21785">
            <text:p>21785</text:p>
          </table:table-cell>
          <table:table-cell office:value-type="float" office:value="148325">
            <text:p>148325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  <table:table-cell office:value-type="float" office:value="99007">
            <text:p>99007</text:p>
          </table:table-cell>
          <table:table-cell table:formula="of:=[.B18]*[.C18]" office:value-type="float" office:value="6237441">
            <text:p>6237441</text:p>
          </table:table-cell>
          <table:table-cell office:value-type="float" office:value="1599">
            <text:p>1599</text:p>
          </table:table-cell>
          <table:table-cell office:value-type="float" office:value="514">
            <text:p>514</text:p>
          </table:table-cell>
          <table:table-cell office:value-type="float" office:value="970">
            <text:p>970</text:p>
          </table:table-cell>
          <table:table-cell office:value-type="float" office:value="334">
            <text:p>334</text:p>
          </table:table-cell>
          <table:table-cell office:value-type="float" office:value="143">
            <text:p>14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4340">
            <text:p>4340</text:p>
          </table:table-cell>
          <table:table-cell office:value-type="float" office:value="1590">
            <text:p>1590</text:p>
          </table:table-cell>
          <table:table-cell office:value-type="float" office:value="876">
            <text:p>876</text:p>
          </table:table-cell>
          <table:table-cell office:value-type="float" office:value="79">
            <text:p>79</text:p>
          </table:table-cell>
          <table:table-cell office:value-type="float" office:value="4962">
            <text:p>4962</text:p>
          </table:table-cell>
          <table:table-cell office:value-type="float" office:value="23838">
            <text:p>23838</text:p>
          </table:table-cell>
          <table:table-cell office:value-type="float" office:value="169418">
            <text:p>169418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76">
            <text:p>76</text:p>
          </table:table-cell>
          <table:table-cell office:value-type="float" office:value="104441">
            <text:p>104441</text:p>
          </table:table-cell>
          <table:table-cell table:formula="of:=[.B19]*[.C19]" office:value-type="float" office:value="7937516">
            <text:p>7937516</text:p>
          </table:table-cell>
          <table:table-cell office:value-type="float" office:value="623">
            <text:p>623</text:p>
          </table:table-cell>
          <table:table-cell office:value-type="float" office:value="552">
            <text:p>552</text:p>
          </table:table-cell>
          <table:table-cell office:value-type="float" office:value="1038">
            <text:p>1038</text:p>
          </table:table-cell>
          <table:table-cell office:value-type="float" office:value="187">
            <text:p>187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3566">
            <text:p>3566</text:p>
          </table:table-cell>
          <table:table-cell office:value-type="float" office:value="1624">
            <text:p>1624</text:p>
          </table:table-cell>
          <table:table-cell office:value-type="float" office:value="1021">
            <text:p>1021</text:p>
          </table:table-cell>
          <table:table-cell office:value-type="float" office:value="85">
            <text:p>85</text:p>
          </table:table-cell>
          <table:table-cell office:value-type="float" office:value="6295">
            <text:p>6295</text:p>
          </table:table-cell>
          <table:table-cell office:value-type="float" office:value="28407">
            <text:p>28407</text:p>
          </table:table-cell>
          <table:table-cell office:value-type="float" office:value="196970">
            <text:p>196970</text:p>
          </table:table-cell>
          <table:table-cell/>
        </table:table-row>
      </table:table>
      <table:table table:name="Relevante Plots - Worte" table:style-name="ta1" table:print="false">
        <table:table-column table:style-name="co10" table:number-columns-repeated="12" table:default-cell-style-name="Default"/>
        <table:table-row table:style-name="ro2">
          <table:table-cell/>
          <table:table-cell>
            <draw:frame table:end-cell-address="'Relevante Plots - Worte'.J22" table:end-x="1.211cm" table:end-y="0.09cm" draw:z-index="0" draw:style-name="gr1" svg:width="18cm" svg:height="10cm" svg:x="1.276cm" svg:y="0.09cm">
              <draw:object draw:notify-on-update-of-ranges="Hilfsdaten.A3:Hilfsdaten.A20 'Rohdaten - Worte'.C2:'Rohdaten - Worte'.C19 'Rohdaten - Worte'.N1:'Rohdaten - Worte'.N1 'Rohdaten - Worte'.N2:'Rohdaten - Worte'.N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1">
          <table:table-cell table:number-columns-repeated="12"/>
        </table:table-row>
        <table:table-row table:style-name="ro2">
          <table:table-cell/>
          <table:table-cell>
            <draw:frame table:end-cell-address="'Relevante Plots - Worte'.I42" table:end-x="1.575cm" table:end-y="0.088cm" draw:z-index="1" draw:style-name="gr1" svg:width="15.999cm" svg:height="8.999cm" svg:x="1.383cm" svg:y="0.137cm">
              <draw:object draw:notify-on-update-of-ranges="'Rohdaten - Worte'.C2:'Rohdaten - Worte'.C19 'Rohdaten - Worte'.C2:'Rohdaten - Worte'.C19 'Rohdaten - Worte'.S1:'Rohdaten - Worte'.S1 'Rohdaten - Worte'.S2:'Rohdaten - Worte'.S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table:end-cell-address="'Relevante Plots - Worte'.S41" table:end-x="0.194cm" table:end-y="0.428cm" draw:z-index="5" draw:style-name="gr1" svg:width="15.999cm" svg:height="8.999cm" svg:x="0.002cm" svg:y="0.001cm">
              <draw:object draw:notify-on-update-of-ranges="'Rohdaten - Worte'.C2:'Rohdaten - Worte'.C19 'Rohdaten - Worte'.C2:'Rohdaten - Worte'.C19 'Rohdaten - Worte'.T1:'Rohdaten - Worte'.T1 'Rohdaten - Worte'.T2:'Rohdaten - Worte'.T1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2" table:number-rows-repeated="19">
          <table:table-cell table:number-columns-repeated="12"/>
        </table:table-row>
        <table:table-row table:style-name="ro2">
          <table:table-cell/>
          <table:table-cell>
            <draw:frame table:end-cell-address="'Relevante Plots - Worte'.I61" table:end-x="0.86cm" table:end-y="0.426cm" draw:z-index="2" draw:style-name="gr1" svg:width="15.999cm" svg:height="8.999cm" svg:x="0.668cm" svg:y="-0.001cm">
              <draw:object draw:notify-on-update-of-ranges="'Rohdaten - Worte'.C2:'Rohdaten - Worte'.C19 'Rohdaten - Worte'.C2:'Rohdaten - Worte'.C19 'Rohdaten - Worte'.R1:'Rohdaten - Worte'.R1 'Rohdaten - Worte'.R2:'Rohdaten - Worte'.R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Relevante Plots - Worte'.S61" table:end-x="0.194cm" table:end-y="0.429cm" draw:z-index="6" draw:style-name="gr1" svg:width="15.999cm" svg:height="8.999cm" svg:x="0.002cm" svg:y="0.002cm">
              <draw:object draw:notify-on-update-of-ranges="'Rohdaten - Worte'.C2:'Rohdaten - Worte'.C19 'Rohdaten - Worte'.D2:'Rohdaten - Worte'.D19 'Rohdaten - Worte'.T1:'Rohdaten - Worte'.T1 'Rohdaten - Worte'.T2:'Rohdaten - Worte'.T19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2" table:number-rows-repeated="21">
          <table:table-cell table:number-columns-repeated="12"/>
        </table:table-row>
        <table:table-row table:style-name="ro2">
          <table:table-cell>
            <draw:frame table:end-cell-address="'Relevante Plots - Worte'.I86" table:end-x="1.618cm" table:end-y="0.273cm" draw:z-index="4" draw:style-name="gr1" svg:width="18cm" svg:height="10cm" svg:x="1.683cm" svg:y="0.274cm">
              <draw:object draw:notify-on-update-of-ranges="'Rohdaten - Worte'.C2:'Rohdaten - Worte'.C19 'Rohdaten - Worte'.D2:'Rohdaten - Worte'.D19 'Rohdaten - Worte'.R1:'Rohdaten - Worte'.R1 'Rohdaten - Worte'.R2:'Rohdaten - Worte'.R19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28">
          <table:table-cell table:number-columns-repeated="12"/>
        </table:table-row>
        <table:table-row table:style-name="ro2">
          <table:table-cell/>
          <table:table-cell>
            <draw:frame table:end-cell-address="'Relevante Plots - Worte'.I113" table:end-x="0.999cm" table:end-y="0.021cm" draw:z-index="3" draw:style-name="gr1" svg:width="15.999cm" svg:height="8.999cm" svg:x="0.807cm" svg:y="0.07cm">
              <draw:object draw:notify-on-update-of-ranges="'Rohdaten - Worte'.C2:'Rohdaten - Worte'.C19 'Rohdaten - Worte'.C2:'Rohdaten - Worte'.C19 'Rohdaten - Worte'.O1:'Rohdaten - Worte'.O1 'Rohdaten - Worte'.O2:'Rohdaten - Worte'.O1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</table:table>
      <table:table table:name="Rohdaten - Vorkommen" table:style-name="ta1" table:print="false">
        <table:table-column table:style-name="co10" table:number-columns-repeated="11" table:default-cell-style-name="Default"/>
        <table:table-row table:style-name="ro2">
          <table:table-cell office:value-type="string">
            <text:p>Vorkommen</text:p>
          </table:table-cell>
          <table:table-cell office:value-type="string">
            <text:p>Worte</text:p>
          </table:table-cell>
          <table:table-cell office:value-type="string">
            <text:p>Vorkommen/Wort</text:p>
          </table:table-cell>
          <table:table-cell office:value-type="string">
            <text:p>Dateien</text:p>
          </table:table-cell>
          <table:table-cell office:value-type="string">
            <text:p>Dateien * Vorkommen</text:p>
          </table:table-cell>
          <table:table-cell office:value-type="string">
            <text:p>Speicher</text:p>
          </table:table-cell>
          <table:table-cell office:value-type="string">
            <text:p>Parsen</text:p>
          </table:table-cell>
          <table:table-cell office:value-type="string">
            <text:p>Einfügen</text:p>
          </table:table-cell>
          <table:table-cell office:value-type="string">
            <text:p>Entfernen</text:p>
          </table:table-cell>
          <table:table-cell office:value-type="string">
            <text:p>Regex</text:p>
          </table:table-cell>
          <table:table-cell office:value-type="string">
            <text:p>Inexakt1</text:p>
          </table:table-cell>
        </table:table-row>
        <table:table-row table:style-name="ro2">
          <table:table-cell office:value-type="float" office:value="21966">
            <text:p>21966</text:p>
          </table:table-cell>
          <table:table-cell office:value-type="float" office:value="17442">
            <text:p>17442</text:p>
          </table:table-cell>
          <table:table-cell table:formula="of:=[.A2]/[.B2]" office:value-type="float" office:value="1.2593739250086">
            <text:p>1,26</text:p>
          </table:table-cell>
          <table:table-cell office:value-type="float" office:value="6">
            <text:p>6</text:p>
          </table:table-cell>
          <table:table-cell table:formula="of:=[.D2]*[.A2]" office:value-type="float" office:value="131796">
            <text:p>131796</text:p>
          </table:table-cell>
          <table:table-cell office:value-type="float" office:value="507">
            <text:p>507</text:p>
          </table:table-cell>
          <table:table-cell office:value-type="float" office:value="12856">
            <text:p>12856</text:p>
          </table:table-cell>
          <table:table-cell office:value-type="float" office:value="1316">
            <text:p>1316</text:p>
          </table:table-cell>
          <table:table-cell office:value-type="float" office:value="236">
            <text:p>236</text:p>
          </table:table-cell>
          <table:table-cell office:value-type="float" office:value="682">
            <text:p>682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50368">
            <text:p>50368</text:p>
          </table:table-cell>
          <table:table-cell office:value-type="float" office:value="29308">
            <text:p>29308</text:p>
          </table:table-cell>
          <table:table-cell table:formula="of:=[.A3]/[.B3]" office:value-type="float" office:value="1.71857513306947">
            <text:p>1,72</text:p>
          </table:table-cell>
          <table:table-cell office:value-type="float" office:value="12">
            <text:p>12</text:p>
          </table:table-cell>
          <table:table-cell table:formula="of:=[.D3]*[.A3]" office:value-type="float" office:value="604416">
            <text:p>604416</text:p>
          </table:table-cell>
          <table:table-cell office:value-type="float" office:value="953">
            <text:p>953</text:p>
          </table:table-cell>
          <table:table-cell office:value-type="float" office:value="30224">
            <text:p>30224</text:p>
          </table:table-cell>
          <table:table-cell office:value-type="float" office:value="2536">
            <text:p>2536</text:p>
          </table:table-cell>
          <table:table-cell office:value-type="float" office:value="249">
            <text:p>249</text:p>
          </table:table-cell>
          <table:table-cell office:value-type="float" office:value="299">
            <text:p>299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62887">
            <text:p>62887</text:p>
          </table:table-cell>
          <table:table-cell office:value-type="float" office:value="34127">
            <text:p>34127</text:p>
          </table:table-cell>
          <table:table-cell table:formula="of:=[.A4]/[.B4]" office:value-type="float" office:value="1.8427344917514">
            <text:p>1,84</text:p>
          </table:table-cell>
          <table:table-cell office:value-type="float" office:value="15">
            <text:p>15</text:p>
          </table:table-cell>
          <table:table-cell table:formula="of:=[.D4]*[.A4]" office:value-type="float" office:value="943305">
            <text:p>943305</text:p>
          </table:table-cell>
          <table:table-cell office:value-type="float" office:value="959">
            <text:p>959</text:p>
          </table:table-cell>
          <table:table-cell office:value-type="float" office:value="34537">
            <text:p>34537</text:p>
          </table:table-cell>
          <table:table-cell office:value-type="float" office:value="3255">
            <text:p>3255</text:p>
          </table:table-cell>
          <table:table-cell office:value-type="float" office:value="368">
            <text:p>368</text:p>
          </table:table-cell>
          <table:table-cell office:value-type="float" office:value="375">
            <text:p>375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84403">
            <text:p>84403</text:p>
          </table:table-cell>
          <table:table-cell office:value-type="float" office:value="40421">
            <text:p>40421</text:p>
          </table:table-cell>
          <table:table-cell table:formula="of:=[.A5]/[.B5]" office:value-type="float" office:value="2.08809777096064">
            <text:p>2,09</text:p>
          </table:table-cell>
          <table:table-cell office:value-type="float" office:value="18">
            <text:p>18</text:p>
          </table:table-cell>
          <table:table-cell table:formula="of:=[.D5]*[.A5]" office:value-type="float" office:value="1519254">
            <text:p>1519254</text:p>
          </table:table-cell>
          <table:table-cell office:value-type="float" office:value="1171">
            <text:p>1171</text:p>
          </table:table-cell>
          <table:table-cell office:value-type="float" office:value="59864">
            <text:p>59864</text:p>
          </table:table-cell>
          <table:table-cell office:value-type="float" office:value="4300">
            <text:p>4300</text:p>
          </table:table-cell>
          <table:table-cell office:value-type="float" office:value="619">
            <text:p>619</text:p>
          </table:table-cell>
          <table:table-cell office:value-type="float" office:value="455">
            <text:p>455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float" office:value="103157">
            <text:p>103157</text:p>
          </table:table-cell>
          <table:table-cell office:value-type="float" office:value="44290">
            <text:p>44290</text:p>
          </table:table-cell>
          <table:table-cell table:formula="of:=[.A6]/[.B6]" office:value-type="float" office:value="2.32912621359223">
            <text:p>2,33</text:p>
          </table:table-cell>
          <table:table-cell office:value-type="float" office:value="21">
            <text:p>21</text:p>
          </table:table-cell>
          <table:table-cell table:formula="of:=[.D6]*[.A6]" office:value-type="float" office:value="2166297">
            <text:p>2166297</text:p>
          </table:table-cell>
          <table:table-cell office:value-type="float" office:value="1342">
            <text:p>1342</text:p>
          </table:table-cell>
          <table:table-cell office:value-type="float" office:value="73698">
            <text:p>73698</text:p>
          </table:table-cell>
          <table:table-cell office:value-type="float" office:value="5913">
            <text:p>5913</text:p>
          </table:table-cell>
          <table:table-cell office:value-type="float" office:value="752">
            <text:p>752</text:p>
          </table:table-cell>
          <table:table-cell office:value-type="float" office:value="533">
            <text:p>533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125104">
            <text:p>125104</text:p>
          </table:table-cell>
          <table:table-cell office:value-type="float" office:value="48463">
            <text:p>48463</text:p>
          </table:table-cell>
          <table:table-cell table:formula="of:=[.A7]/[.B7]" office:value-type="float" office:value="2.58143325836205">
            <text:p>2,58</text:p>
          </table:table-cell>
          <table:table-cell office:value-type="float" office:value="23">
            <text:p>23</text:p>
          </table:table-cell>
          <table:table-cell table:formula="of:=[.D7]*[.A7]" office:value-type="float" office:value="2877392">
            <text:p>2877392</text:p>
          </table:table-cell>
          <table:table-cell office:value-type="float" office:value="1493">
            <text:p>1493</text:p>
          </table:table-cell>
          <table:table-cell office:value-type="float" office:value="85018">
            <text:p>85018</text:p>
          </table:table-cell>
          <table:table-cell office:value-type="float" office:value="5934">
            <text:p>5934</text:p>
          </table:table-cell>
          <table:table-cell office:value-type="float" office:value="977">
            <text:p>977</text:p>
          </table:table-cell>
          <table:table-cell office:value-type="float" office:value="579">
            <text:p>579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float" office:value="141084">
            <text:p>141084</text:p>
          </table:table-cell>
          <table:table-cell office:value-type="float" office:value="51283">
            <text:p>51283</text:p>
          </table:table-cell>
          <table:table-cell table:formula="of:=[.A8]/[.B8]" office:value-type="float" office:value="2.75108710488856">
            <text:p>2,75</text:p>
          </table:table-cell>
          <table:table-cell office:value-type="float" office:value="25">
            <text:p>25</text:p>
          </table:table-cell>
          <table:table-cell table:formula="of:=[.D8]*[.A8]" office:value-type="float" office:value="3527100">
            <text:p>3527100</text:p>
          </table:table-cell>
          <table:table-cell office:value-type="float" office:value="1598">
            <text:p>1598</text:p>
          </table:table-cell>
          <table:table-cell office:value-type="float" office:value="92001">
            <text:p>92001</text:p>
          </table:table-cell>
          <table:table-cell office:value-type="float" office:value="7922">
            <text:p>7922</text:p>
          </table:table-cell>
          <table:table-cell office:value-type="float" office:value="1249">
            <text:p>1249</text:p>
          </table:table-cell>
          <table:table-cell office:value-type="float" office:value="672">
            <text:p>672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 office:value-type="float" office:value="189602">
            <text:p>189602</text:p>
          </table:table-cell>
          <table:table-cell office:value-type="float" office:value="81132">
            <text:p>81132</text:p>
          </table:table-cell>
          <table:table-cell table:formula="of:=[.A9]/[.B9]" office:value-type="float" office:value="2.33695705763447">
            <text:p>2,34</text:p>
          </table:table-cell>
          <table:table-cell office:value-type="float" office:value="36">
            <text:p>36</text:p>
          </table:table-cell>
          <table:table-cell table:formula="of:=[.D9]*[.A9]" office:value-type="float" office:value="6825672">
            <text:p>6825672</text:p>
          </table:table-cell>
          <table:table-cell office:value-type="float" office:value="2439">
            <text:p>2439</text:p>
          </table:table-cell>
          <table:table-cell office:value-type="float" office:value="104018">
            <text:p>104018</text:p>
          </table:table-cell>
          <table:table-cell office:value-type="float" office:value="14762">
            <text:p>14762</text:p>
          </table:table-cell>
          <table:table-cell office:value-type="float" office:value="2446">
            <text:p>2446</text:p>
          </table:table-cell>
          <table:table-cell office:value-type="float" office:value="1087">
            <text:p>1087</text:p>
          </table:table-cell>
          <table:table-cell office:value-type="float" office:value="905">
            <text:p>905</text:p>
          </table:table-cell>
        </table:table-row>
        <table:table-row table:style-name="ro2">
          <table:table-cell office:value-type="float" office:value="201824">
            <text:p>201824</text:p>
          </table:table-cell>
          <table:table-cell office:value-type="float" office:value="84957">
            <text:p>84957</text:p>
          </table:table-cell>
          <table:table-cell table:formula="of:=[.A10]/[.B10]" office:value-type="float" office:value="2.3756017750156">
            <text:p>2,38</text:p>
          </table:table-cell>
          <table:table-cell office:value-type="float" office:value="38">
            <text:p>38</text:p>
          </table:table-cell>
          <table:table-cell table:formula="of:=[.D10]*[.A10]" office:value-type="float" office:value="7669312">
            <text:p>7669312</text:p>
          </table:table-cell>
          <table:table-cell office:value-type="float" office:value="2584">
            <text:p>2584</text:p>
          </table:table-cell>
          <table:table-cell office:value-type="float" office:value="110907">
            <text:p>110907</text:p>
          </table:table-cell>
          <table:table-cell office:value-type="float" office:value="15784">
            <text:p>15784</text:p>
          </table:table-cell>
          <table:table-cell office:value-type="float" office:value="2819">
            <text:p>2819</text:p>
          </table:table-cell>
          <table:table-cell office:value-type="float" office:value="1236">
            <text:p>1236</text:p>
          </table:table-cell>
          <table:table-cell office:value-type="float" office:value="1052">
            <text:p>1052</text:p>
          </table:table-cell>
        </table:table-row>
        <table:table-row table:style-name="ro2">
          <table:table-cell office:value-type="float" office:value="225046">
            <text:p>225046</text:p>
          </table:table-cell>
          <table:table-cell office:value-type="float" office:value="87735">
            <text:p>87735</text:p>
          </table:table-cell>
          <table:table-cell table:formula="of:=[.A11]/[.B11]" office:value-type="float" office:value="2.56506525331966">
            <text:p>2,57</text:p>
          </table:table-cell>
          <table:table-cell office:value-type="float" office:value="42">
            <text:p>42</text:p>
          </table:table-cell>
          <table:table-cell table:formula="of:=[.D11]*[.A11]" office:value-type="float" office:value="9451932">
            <text:p>9451932</text:p>
          </table:table-cell>
          <table:table-cell office:value-type="float" office:value="2720">
            <text:p>2720</text:p>
          </table:table-cell>
          <table:table-cell office:value-type="float" office:value="126774">
            <text:p>126774</text:p>
          </table:table-cell>
          <table:table-cell office:value-type="float" office:value="17714">
            <text:p>17714</text:p>
          </table:table-cell>
          <table:table-cell office:value-type="float" office:value="3395">
            <text:p>3395</text:p>
          </table:table-cell>
          <table:table-cell office:value-type="float" office:value="1264">
            <text:p>1264</text:p>
          </table:table-cell>
          <table:table-cell office:value-type="float" office:value="1116">
            <text:p>1116</text:p>
          </table:table-cell>
        </table:table-row>
        <table:table-row table:style-name="ro2">
          <table:table-cell office:value-type="float" office:value="245076">
            <text:p>245076</text:p>
          </table:table-cell>
          <table:table-cell office:value-type="float" office:value="90551">
            <text:p>90551</text:p>
          </table:table-cell>
          <table:table-cell table:formula="of:=[.A12]/[.B12]" office:value-type="float" office:value="2.70649689125465">
            <text:p>2,71</text:p>
          </table:table-cell>
          <table:table-cell office:value-type="float" office:value="46">
            <text:p>46</text:p>
          </table:table-cell>
          <table:table-cell table:formula="of:=[.D12]*[.A12]" office:value-type="float" office:value="11273496">
            <text:p>11273496</text:p>
          </table:table-cell>
          <table:table-cell office:value-type="float" office:value="2812">
            <text:p>2812</text:p>
          </table:table-cell>
          <table:table-cell office:value-type="float" office:value="139900">
            <text:p>139900</text:p>
          </table:table-cell>
          <table:table-cell office:value-type="float" office:value="18927">
            <text:p>18927</text:p>
          </table:table-cell>
          <table:table-cell office:value-type="float" office:value="3868">
            <text:p>3868</text:p>
          </table:table-cell>
          <table:table-cell office:value-type="float" office:value="1451">
            <text:p>1451</text:p>
          </table:table-cell>
          <table:table-cell office:value-type="float" office:value="1425">
            <text:p>1425</text:p>
          </table:table-cell>
        </table:table-row>
        <table:table-row table:style-name="ro2">
          <table:table-cell office:value-type="float" office:value="268675">
            <text:p>268675</text:p>
          </table:table-cell>
          <table:table-cell office:value-type="float" office:value="94567">
            <text:p>94567</text:p>
          </table:table-cell>
          <table:table-cell table:formula="of:=[.A13]/[.B13]" office:value-type="float" office:value="2.84110736303362">
            <text:p>2,84</text:p>
          </table:table-cell>
          <table:table-cell office:value-type="float" office:value="53">
            <text:p>53</text:p>
          </table:table-cell>
          <table:table-cell table:formula="of:=[.D13]*[.A13]" office:value-type="float" office:value="14239775">
            <text:p>14239775</text:p>
          </table:table-cell>
          <table:table-cell office:value-type="float" office:value="2982">
            <text:p>2982</text:p>
          </table:table-cell>
          <table:table-cell office:value-type="float" office:value="153956">
            <text:p>153956</text:p>
          </table:table-cell>
          <table:table-cell office:value-type="float" office:value="20478">
            <text:p>20478</text:p>
          </table:table-cell>
          <table:table-cell office:value-type="float" office:value="4014">
            <text:p>4014</text:p>
          </table:table-cell>
          <table:table-cell office:value-type="float" office:value="1474">
            <text:p>1474</text:p>
          </table:table-cell>
          <table:table-cell office:value-type="float" office:value="1347">
            <text:p>1347</text:p>
          </table:table-cell>
        </table:table-row>
        <table:table-row table:style-name="ro2">
          <table:table-cell office:value-type="float" office:value="286584">
            <text:p>286584</text:p>
          </table:table-cell>
          <table:table-cell office:value-type="float" office:value="96288">
            <text:p>96288</text:p>
          </table:table-cell>
          <table:table-cell table:formula="of:=[.A14]/[.B14]" office:value-type="float" office:value="2.97632103688933">
            <text:p>2,98</text:p>
          </table:table-cell>
          <table:table-cell office:value-type="float" office:value="60">
            <text:p>60</text:p>
          </table:table-cell>
          <table:table-cell table:formula="of:=[.D14]*[.A14]" office:value-type="float" office:value="17195040">
            <text:p>17195040</text:p>
          </table:table-cell>
          <table:table-cell office:value-type="float" office:value="3098">
            <text:p>3098</text:p>
          </table:table-cell>
          <table:table-cell office:value-type="float" office:value="166381">
            <text:p>166381</text:p>
          </table:table-cell>
          <table:table-cell office:value-type="float" office:value="21224">
            <text:p>21224</text:p>
          </table:table-cell>
          <table:table-cell office:value-type="float" office:value="4499">
            <text:p>4499</text:p>
          </table:table-cell>
          <table:table-cell office:value-type="float" office:value="1546">
            <text:p>1546</text:p>
          </table:table-cell>
          <table:table-cell office:value-type="float" office:value="1306">
            <text:p>1306</text:p>
          </table:table-cell>
        </table:table-row>
        <table:table-row table:style-name="ro2">
          <table:table-cell office:value-type="float" office:value="302149">
            <text:p>302149</text:p>
          </table:table-cell>
          <table:table-cell office:value-type="float" office:value="98465">
            <text:p>98465</text:p>
          </table:table-cell>
          <table:table-cell table:formula="of:=[.A15]/[.B15]" office:value-type="float" office:value="3.06859290103082">
            <text:p>3,07</text:p>
          </table:table-cell>
          <table:table-cell office:value-type="float" office:value="63">
            <text:p>63</text:p>
          </table:table-cell>
          <table:table-cell table:formula="of:=[.D15]*[.A15]" office:value-type="float" office:value="19035387">
            <text:p>19035387</text:p>
          </table:table-cell>
          <table:table-cell office:value-type="float" office:value="3183">
            <text:p>3183</text:p>
          </table:table-cell>
          <table:table-cell office:value-type="float" office:value="175793">
            <text:p>175793</text:p>
          </table:table-cell>
          <table:table-cell office:value-type="float" office:value="22443">
            <text:p>22443</text:p>
          </table:table-cell>
          <table:table-cell office:value-type="float" office:value="4871">
            <text:p>4871</text:p>
          </table:table-cell>
          <table:table-cell office:value-type="float" office:value="1692">
            <text:p>1692</text:p>
          </table:table-cell>
          <table:table-cell office:value-type="float" office:value="1494">
            <text:p>1494</text:p>
          </table:table-cell>
        </table:table-row>
        <table:table-row table:style-name="ro2">
          <table:table-cell office:value-type="float" office:value="322094">
            <text:p>322094</text:p>
          </table:table-cell>
          <table:table-cell office:value-type="float" office:value="100455">
            <text:p>100455</text:p>
          </table:table-cell>
          <table:table-cell table:formula="of:=[.A16]/[.B16]" office:value-type="float" office:value="3.2063511024837">
            <text:p>3,21</text:p>
          </table:table-cell>
          <table:table-cell office:value-type="float" office:value="67">
            <text:p>67</text:p>
          </table:table-cell>
          <table:table-cell table:formula="of:=[.D16]*[.A16]" office:value-type="float" office:value="21580298">
            <text:p>21580298</text:p>
          </table:table-cell>
          <table:table-cell office:value-type="float" office:value="3294">
            <text:p>3294</text:p>
          </table:table-cell>
          <table:table-cell office:value-type="float" office:value="187353">
            <text:p>187353</text:p>
          </table:table-cell>
          <table:table-cell office:value-type="float" office:value="23355">
            <text:p>23355</text:p>
          </table:table-cell>
          <table:table-cell office:value-type="float" office:value="5237">
            <text:p>5237</text:p>
          </table:table-cell>
          <table:table-cell office:value-type="float" office:value="1774">
            <text:p>1774</text:p>
          </table:table-cell>
          <table:table-cell office:value-type="float" office:value="1627">
            <text:p>1627</text:p>
          </table:table-cell>
        </table:table-row>
        <table:table-row table:style-name="ro2">
          <table:table-cell office:value-type="float" office:value="346448">
            <text:p>346448</text:p>
          </table:table-cell>
          <table:table-cell office:value-type="float" office:value="102546">
            <text:p>102546</text:p>
          </table:table-cell>
          <table:table-cell table:formula="of:=[.A17]/[.B17]" office:value-type="float" office:value="3.37846429894876">
            <text:p>3,38</text:p>
          </table:table-cell>
          <table:table-cell office:value-type="float" office:value="69">
            <text:p>69</text:p>
          </table:table-cell>
          <table:table-cell table:formula="of:=[.D17]*[.A17]" office:value-type="float" office:value="23904912">
            <text:p>23904912</text:p>
          </table:table-cell>
          <table:table-cell office:value-type="float" office:value="3413">
            <text:p>3413</text:p>
          </table:table-cell>
          <table:table-cell office:value-type="float" office:value="202623">
            <text:p>202623</text:p>
          </table:table-cell>
          <table:table-cell office:value-type="float" office:value="26277">
            <text:p>26277</text:p>
          </table:table-cell>
          <table:table-cell office:value-type="float" office:value="5755">
            <text:p>5755</text:p>
          </table:table-cell>
          <table:table-cell office:value-type="float" office:value="1781">
            <text:p>1781</text:p>
          </table:table-cell>
          <table:table-cell office:value-type="float" office:value="1627">
            <text:p>1627</text:p>
          </table:table-cell>
        </table:table-row>
        <table:table-row table:style-name="ro2">
          <table:table-cell office:value-type="float" office:value="364221">
            <text:p>364221</text:p>
          </table:table-cell>
          <table:table-cell office:value-type="float" office:value="104281">
            <text:p>104281</text:p>
          </table:table-cell>
          <table:table-cell table:formula="of:=[.A18]/[.B18]" office:value-type="float" office:value="3.49268802562308">
            <text:p>3,49</text:p>
          </table:table-cell>
          <table:table-cell office:value-type="float" office:value="72">
            <text:p>72</text:p>
          </table:table-cell>
          <table:table-cell table:formula="of:=[.D18]*[.A18]" office:value-type="float" office:value="26223912">
            <text:p>26223912</text:p>
          </table:table-cell>
          <table:table-cell office:value-type="float" office:value="3555">
            <text:p>3555</text:p>
          </table:table-cell>
          <table:table-cell office:value-type="float" office:value="206781">
            <text:p>206781</text:p>
          </table:table-cell>
          <table:table-cell office:value-type="float" office:value="27326">
            <text:p>27326</text:p>
          </table:table-cell>
          <table:table-cell office:value-type="float" office:value="6164">
            <text:p>6164</text:p>
          </table:table-cell>
          <table:table-cell office:value-type="float" office:value="1885">
            <text:p>1885</text:p>
          </table:table-cell>
          <table:table-cell office:value-type="float" office:value="2429">
            <text:p>2429</text:p>
          </table:table-cell>
        </table:table-row>
        <table:table-row table:style-name="ro2">
          <table:table-cell office:value-type="float" office:value="369325">
            <text:p>369325</text:p>
          </table:table-cell>
          <table:table-cell office:value-type="float" office:value="104441">
            <text:p>104441</text:p>
          </table:table-cell>
          <table:table-cell table:formula="of:=[.A19]/[.B19]" office:value-type="float" office:value="3.53620704512596">
            <text:p>3,54</text:p>
          </table:table-cell>
          <table:table-cell office:value-type="float" office:value="76">
            <text:p>76</text:p>
          </table:table-cell>
          <table:table-cell table:formula="of:=[.D19]*[.A19]" office:value-type="float" office:value="28068700">
            <text:p>28068700</text:p>
          </table:table-cell>
          <table:table-cell office:value-type="float" office:value="3547">
            <text:p>3547</text:p>
          </table:table-cell>
          <table:table-cell office:value-type="float" office:value="217630">
            <text:p>217630</text:p>
          </table:table-cell>
          <table:table-cell office:value-type="float" office:value="27782">
            <text:p>27782</text:p>
          </table:table-cell>
          <table:table-cell office:value-type="float" office:value="6629">
            <text:p>6629</text:p>
          </table:table-cell>
          <table:table-cell office:value-type="float" office:value="1906">
            <text:p>1906</text:p>
          </table:table-cell>
          <table:table-cell office:value-type="float" office:value="1702">
            <text:p>1702</text:p>
          </table:table-cell>
        </table:table-row>
      </table:table>
      <table:table table:name="Plots - Vorkommen" table:style-name="ta1" table:print-ranges="'Plots - Vorkommen'.A1:'Plots - Vorkommen'.I219">
        <table:table-column table:style-name="co10" table:default-cell-style-name="Default"/>
        <table:table-row table:style-name="ro2">
          <table:table-cell>
            <draw:frame table:end-cell-address="'Plots - Vorkommen'.I26" table:end-x="0.935cm" table:end-y="0.095cm" draw:z-index="0" draw:style-name="gr1" svg:width="18cm" svg:height="12cm" svg:x="1cm" svg:y="0cm">
              <draw:object draw:notify-on-update-of-ranges="Hilfsdaten.A3:Hilfsdaten.A20 'Rohdaten - Vorkommen'.A2:'Rohdaten - Vorkommen'.A19 'Rohdaten - Worte'.N1:'Rohdaten - Worte'.N1 'Rohdaten - Vorkommen'.F2:'Rohdaten - Vorkommen'.F1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 table:number-rows-repeated="25">
          <table:table-cell/>
        </table:table-row>
        <table:table-row table:style-name="ro3">
          <table:table-cell/>
        </table:table-row>
        <table:table-row table:style-name="ro2">
          <table:table-cell>
            <draw:frame table:end-cell-address="'Plots - Vorkommen'.I53" table:end-x="0.935cm" table:end-y="0.237cm" draw:z-index="1" draw:style-name="gr1" svg:width="18cm" svg:height="12cm" svg:x="1cm" svg:y="0.142cm">
              <draw:object draw:notify-on-update-of-ranges="'Rohdaten - Vorkommen'.H2:'Rohdaten - Vorkommen'.H19 'Rohdaten - Vorkommen'.A2:'Rohdaten - Vorkommen'.A19 'Rohdaten - Vorkommen'.H1:'Rohdaten - Vorkommen'.H1 'Rohdaten - Vorkommen'.H2:'Rohdaten - Vorkommen'.H1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6">
          <table:table-cell/>
        </table:table-row>
        <table:table-row table:style-name="ro3">
          <table:table-cell>
            <draw:frame table:end-cell-address="'Plots - Vorkommen'.I80" table:end-x="0.935cm" table:end-y="0.378cm" draw:z-index="2" draw:style-name="gr1" svg:width="18cm" svg:height="12cm" svg:x="1cm" svg:y="0.284cm">
              <draw:object draw:notify-on-update-of-ranges="'Rohdaten - Vorkommen'.A2:'Rohdaten - Vorkommen'.A19 'Rohdaten - Vorkommen'.A2:'Rohdaten - Vorkommen'.A19 'Rohdaten - Vorkommen'.I1:'Rohdaten - Vorkommen'.I1 'Rohdaten - Vorkommen'.I2:'Rohdaten - Vorkommen'.I1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 table:number-rows-repeated="26">
          <table:table-cell/>
        </table:table-row>
        <table:table-row table:style-name="ro3">
          <table:table-cell>
            <draw:frame table:end-cell-address="'Plots - Vorkommen'.I108" table:end-x="0.935cm" table:end-y="0.044cm" draw:z-index="3" draw:style-name="gr1" svg:width="18cm" svg:height="12cm" svg:x="1cm" svg:y="0.426cm">
              <draw:object draw:notify-on-update-of-ranges="'Rohdaten - Vorkommen'.A2:'Rohdaten - Vorkommen'.A19 'Rohdaten - Vorkommen'.A2:'Rohdaten - Vorkommen'.A19 'Rohdaten - Vorkommen'.K1:'Rohdaten - Vorkommen'.K1 'Rohdaten - Vorkommen'.K2:'Rohdaten - Vorkommen'.K1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2" table:number-rows-repeated="26">
          <table:table-cell/>
        </table:table-row>
        <table:table-row table:style-name="ro3">
          <table:table-cell/>
        </table:table-row>
        <table:table-row table:style-name="ro2">
          <table:table-cell>
            <draw:frame table:end-cell-address="'Plots - Vorkommen'.I135" table:end-x="0.935cm" table:end-y="0.186cm" draw:z-index="4" draw:style-name="gr1" svg:width="18cm" svg:height="12cm" svg:x="1cm" svg:y="0.092cm">
              <draw:object draw:notify-on-update-of-ranges="'Rohdaten - Vorkommen'.J2:'Rohdaten - Vorkommen'.J19 'Rohdaten - Vorkommen'.A2:'Rohdaten - Vorkommen'.A19 'Rohdaten - Vorkommen'.J1:'Rohdaten - Vorkommen'.J1 'Rohdaten - Vorkommen'.J2:'Rohdaten - Vorkommen'.J1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6">
          <table:table-cell/>
        </table:table-row>
        <table:table-row table:style-name="ro3">
          <table:table-cell>
            <draw:frame table:end-cell-address="'Plots - Vorkommen'.I162" table:end-x="0.935cm" table:end-y="0.328cm" draw:z-index="5" draw:style-name="gr1" svg:width="18cm" svg:height="12cm" svg:x="1cm" svg:y="0.233cm">
              <draw:object draw:notify-on-update-of-ranges="'Rohdaten - Vorkommen'.A2:'Rohdaten - Vorkommen'.A19 'Rohdaten - Vorkommen'.D2:'Rohdaten - Vorkommen'.D19 'Rohdaten - Vorkommen'.I1:'Rohdaten - Vorkommen'.I1 'Rohdaten - Vorkommen'.I2:'Rohdaten - Vorkommen'.I1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</table:table-row>
        <table:table-row table:style-name="ro2" table:number-rows-repeated="27">
          <table:table-cell/>
        </table:table-row>
        <table:table-row table:style-name="ro3">
          <table:table-cell>
            <draw:frame table:end-cell-address="'Plots - Vorkommen'.I191" table:end-x="1.15cm" table:end-y="0.061cm" draw:z-index="6" draw:style-name="gr1" svg:width="18cm" svg:height="12cm" svg:x="1.215cm" svg:y="0.443cm">
              <draw:object draw:notify-on-update-of-ranges="'Rohdaten - Vorkommen'.G2:'Rohdaten - Vorkommen'.G19 'Rohdaten - Vorkommen'.A2:'Rohdaten - Vorkommen'.A19 'Rohdaten - Vorkommen'.H1:'Rohdaten - Vorkommen'.H1 'Rohdaten - Vorkommen'.H2:'Rohdaten - Vorkommen'.H1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</table:table>
      <table:table table:name="Worte zu vorkommen" table:style-name="ta1" table:print="false">
        <table:table-column table:style-name="co10" table:default-cell-style-name="Default"/>
        <table:table-row table:style-name="ro2">
          <table:table-cell>
            <draw:frame table:end-cell-address="'Worte zu vorkommen'.I27" table:end-x="0.588cm" table:end-y="0.475cm" draw:z-index="0" draw:style-name="gr1" svg:width="18cm" svg:height="12.552cm" svg:x="0.653cm" svg:y="0.304cm">
              <draw:object draw:notify-on-update-of-ranges="'Rohdaten - Vorkommen'.B2:'Rohdaten - Vorkommen'.B19 'Rohdaten - Vorkommen'.A2:'Rohdaten - Vorkommen'.A19 'Rohdaten - Vorkommen'.B1:'Rohdaten - Vorkommen'.B1 'Rohdaten - Vorkommen'.C2:'Rohdaten - Vorkommen'.C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Hilfsdaten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7" table:default-cell-style-name="Default"/>
        <table:table-row table:style-name="ro2">
          <table:table-cell table:style-name="ce4" office:value-type="string">
            <text:p>Speicher gesamt</text:p>
          </table:table-cell>
          <table:table-cell table:style-name="ce4" table:number-columns-repeated="2"/>
          <table:table-cell table:number-columns-repeated="17"/>
        </table:table-row>
        <table:table-row table:style-name="ro2">
          <table:table-cell table:style-name="ce4" office:value-type="string">
            <text:p>x (worte)</text:p>
          </table:table-cell>
          <table:table-cell table:style-name="ce4" office:value-type="string">
            <text:p>y (speicher)</text:p>
          </table:table-cell>
          <table:table-cell table:style-name="ce4"/>
          <table:table-cell office:value-type="string">
            <text:p>x (worte)</text:p>
          </table:table-cell>
          <table:table-cell office:value-type="string">
            <text:p>parse</text:p>
          </table:table-cell>
          <table:table-cell office:value-type="string">
            <text:p>add</text:p>
          </table:table-cell>
          <table:table-cell office:value-type="string">
            <text:p>inexact</text:p>
          </table:table-cell>
          <table:table-cell office:value-type="string">
            <text:p>remove</text:p>
          </table:table-cell>
          <table:table-cell/>
          <table:table-cell office:value-type="string">
            <text:p>x (worte)</text:p>
          </table:table-cell>
          <table:table-cell office:value-type="string">
            <text:p>parse</text:p>
          </table:table-cell>
          <table:table-cell/>
          <table:table-cell office:value-type="string">
            <text:p>x (worte)</text:p>
          </table:table-cell>
          <table:table-cell office:value-type="string">
            <text:p>add</text:p>
          </table:table-cell>
          <table:table-cell/>
          <table:table-cell office:value-type="string">
            <text:p>x (worte)</text:p>
          </table:table-cell>
          <table:table-cell office:value-type="string">
            <text:p>inexact</text:p>
          </table:table-cell>
          <table:table-cell/>
          <table:table-cell office:value-type="string">
            <text:p>x (worte)</text:p>
          </table:table-cell>
          <table:table-cell office:value-type="string">
            <text:p>remove</text:p>
          </table:table-cell>
        </table:table-row>
        <table:table-row table:style-name="ro2">
          <table:table-cell table:formula="of:=['Rohdaten - Worte'.C2]" office:value-type="float" office:value="4450">
            <text:p>4450</text:p>
          </table:table-cell>
          <table:table-cell table:formula="of:=['Rohdaten - Worte'.N2]" office:value-type="float" office:value="89">
            <text:p>89</text:p>
          </table:table-cell>
          <table:table-cell/>
          <table:table-cell table:formula="of:=['Rohdaten - Worte'.C2]" office:value-type="float" office:value="4450">
            <text:p>4450</text:p>
          </table:table-cell>
          <table:table-cell table:formula="of:=['Rohdaten - Worte'.T2]" office:value-type="float" office:value="789">
            <text:p>789</text:p>
          </table:table-cell>
          <table:table-cell table:formula="of:=['Rohdaten - Worte'.S2]" office:value-type="float" office:value="639">
            <text:p>639</text:p>
          </table:table-cell>
          <table:table-cell table:formula="of:=['Rohdaten - Worte'.O2]" office:value-type="float" office:value="571">
            <text:p>571</text:p>
          </table:table-cell>
          <table:table-cell table:formula="of:=['Rohdaten - Worte'.R2]" office:value-type="float" office:value="31">
            <text:p>31</text:p>
          </table:table-cell>
          <table:table-cell/>
          <table:table-cell table:formula="of:=['Rohdaten - Worte'.C2]" office:value-type="float" office:value="4450">
            <text:p>4450</text:p>
          </table:table-cell>
          <table:table-cell table:formula="of:=['Rohdaten - Worte'.T2]" office:value-type="float" office:value="789">
            <text:p>789</text:p>
          </table:table-cell>
          <table:table-cell/>
          <table:table-cell table:formula="of:=['Rohdaten - Worte'.C2]" office:value-type="float" office:value="4450">
            <text:p>4450</text:p>
          </table:table-cell>
          <table:table-cell table:formula="of:=['Rohdaten - Worte'.S2]" office:value-type="float" office:value="639">
            <text:p>639</text:p>
          </table:table-cell>
          <table:table-cell/>
          <table:table-cell table:formula="of:=['Rohdaten - Worte'.C2]" office:value-type="float" office:value="4450">
            <text:p>4450</text:p>
          </table:table-cell>
          <table:table-cell table:formula="of:=['Rohdaten - Worte'.O2]" office:value-type="float" office:value="571">
            <text:p>571</text:p>
          </table:table-cell>
          <table:table-cell/>
          <table:table-cell table:formula="of:=['Rohdaten - Worte'.C2]" office:value-type="float" office:value="4450">
            <text:p>4450</text:p>
          </table:table-cell>
          <table:table-cell table:formula="of:=['Rohdaten - Worte'.R2]" office:value-type="float" office:value="31">
            <text:p>31</text:p>
          </table:table-cell>
        </table:table-row>
        <table:table-row table:style-name="ro2">
          <table:table-cell table:formula="of:=['Rohdaten - Worte'.C3]" office:value-type="float" office:value="7814">
            <text:p>7814</text:p>
          </table:table-cell>
          <table:table-cell table:formula="of:=['Rohdaten - Worte'.N3]" office:value-type="float" office:value="157">
            <text:p>157</text:p>
          </table:table-cell>
          <table:table-cell/>
          <table:table-cell table:formula="of:=['Rohdaten - Worte'.C3]" office:value-type="float" office:value="7814">
            <text:p>7814</text:p>
          </table:table-cell>
          <table:table-cell table:formula="of:=['Rohdaten - Worte'.T3]" office:value-type="float" office:value="769">
            <text:p>769</text:p>
          </table:table-cell>
          <table:table-cell table:formula="of:=['Rohdaten - Worte'.S3]" office:value-type="float" office:value="1062">
            <text:p>1062</text:p>
          </table:table-cell>
          <table:table-cell table:formula="of:=['Rohdaten - Worte'.O3]" office:value-type="float" office:value="439">
            <text:p>439</text:p>
          </table:table-cell>
          <table:table-cell table:formula="of:=['Rohdaten - Worte'.R3]" office:value-type="float" office:value="31">
            <text:p>31</text:p>
          </table:table-cell>
          <table:table-cell/>
          <table:table-cell table:formula="of:=['Rohdaten - Worte'.C3]" office:value-type="float" office:value="7814">
            <text:p>7814</text:p>
          </table:table-cell>
          <table:table-cell table:formula="of:=['Rohdaten - Worte'.T3]" office:value-type="float" office:value="769">
            <text:p>769</text:p>
          </table:table-cell>
          <table:table-cell/>
          <table:table-cell table:formula="of:=['Rohdaten - Worte'.C3]" office:value-type="float" office:value="7814">
            <text:p>7814</text:p>
          </table:table-cell>
          <table:table-cell table:formula="of:=['Rohdaten - Worte'.S3]" office:value-type="float" office:value="1062">
            <text:p>1062</text:p>
          </table:table-cell>
          <table:table-cell/>
          <table:table-cell table:formula="of:=['Rohdaten - Worte'.C3]" office:value-type="float" office:value="7814">
            <text:p>7814</text:p>
          </table:table-cell>
          <table:table-cell table:formula="of:=['Rohdaten - Worte'.O3]" office:value-type="float" office:value="439">
            <text:p>439</text:p>
          </table:table-cell>
          <table:table-cell/>
          <table:table-cell table:formula="of:=['Rohdaten - Worte'.C3]" office:value-type="float" office:value="7814">
            <text:p>7814</text:p>
          </table:table-cell>
          <table:table-cell table:formula="of:=['Rohdaten - Worte'.R3]" office:value-type="float" office:value="31">
            <text:p>31</text:p>
          </table:table-cell>
        </table:table-row>
        <table:table-row table:style-name="ro2">
          <table:table-cell table:formula="of:=['Rohdaten - Worte'.C4]" office:value-type="float" office:value="11995">
            <text:p>11995</text:p>
          </table:table-cell>
          <table:table-cell table:formula="of:=['Rohdaten - Worte'.N4]" office:value-type="float" office:value="241">
            <text:p>241</text:p>
          </table:table-cell>
          <table:table-cell/>
          <table:table-cell table:formula="of:=['Rohdaten - Worte'.C4]" office:value-type="float" office:value="11995">
            <text:p>11995</text:p>
          </table:table-cell>
          <table:table-cell table:formula="of:=['Rohdaten - Worte'.T4]" office:value-type="float" office:value="755">
            <text:p>755</text:p>
          </table:table-cell>
          <table:table-cell table:formula="of:=['Rohdaten - Worte'.S4]" office:value-type="float" office:value="1367">
            <text:p>1367</text:p>
          </table:table-cell>
          <table:table-cell table:formula="of:=['Rohdaten - Worte'.O4]" office:value-type="float" office:value="325">
            <text:p>325</text:p>
          </table:table-cell>
          <table:table-cell table:formula="of:=['Rohdaten - Worte'.R4]" office:value-type="float" office:value="62">
            <text:p>62</text:p>
          </table:table-cell>
          <table:table-cell/>
          <table:table-cell table:formula="of:=['Rohdaten - Worte'.C4]" office:value-type="float" office:value="11995">
            <text:p>11995</text:p>
          </table:table-cell>
          <table:table-cell table:formula="of:=['Rohdaten - Worte'.T4]" office:value-type="float" office:value="755">
            <text:p>755</text:p>
          </table:table-cell>
          <table:table-cell/>
          <table:table-cell table:formula="of:=['Rohdaten - Worte'.C4]" office:value-type="float" office:value="11995">
            <text:p>11995</text:p>
          </table:table-cell>
          <table:table-cell table:formula="of:=['Rohdaten - Worte'.S4]" office:value-type="float" office:value="1367">
            <text:p>1367</text:p>
          </table:table-cell>
          <table:table-cell/>
          <table:table-cell table:formula="of:=['Rohdaten - Worte'.C4]" office:value-type="float" office:value="11995">
            <text:p>11995</text:p>
          </table:table-cell>
          <table:table-cell table:formula="of:=['Rohdaten - Worte'.O4]" office:value-type="float" office:value="325">
            <text:p>325</text:p>
          </table:table-cell>
          <table:table-cell/>
          <table:table-cell table:formula="of:=['Rohdaten - Worte'.C4]" office:value-type="float" office:value="11995">
            <text:p>11995</text:p>
          </table:table-cell>
          <table:table-cell table:formula="of:=['Rohdaten - Worte'.R4]" office:value-type="float" office:value="62">
            <text:p>62</text:p>
          </table:table-cell>
        </table:table-row>
        <table:table-row table:style-name="ro2">
          <table:table-cell table:formula="of:=['Rohdaten - Worte'.C5]" office:value-type="float" office:value="16130">
            <text:p>16130</text:p>
          </table:table-cell>
          <table:table-cell table:formula="of:=['Rohdaten - Worte'.N5]" office:value-type="float" office:value="334">
            <text:p>334</text:p>
          </table:table-cell>
          <table:table-cell/>
          <table:table-cell table:formula="of:=['Rohdaten - Worte'.C5]" office:value-type="float" office:value="16130">
            <text:p>16130</text:p>
          </table:table-cell>
          <table:table-cell table:formula="of:=['Rohdaten - Worte'.T5]" office:value-type="float" office:value="981">
            <text:p>981</text:p>
          </table:table-cell>
          <table:table-cell table:formula="of:=['Rohdaten - Worte'.S5]" office:value-type="float" office:value="2261">
            <text:p>2261</text:p>
          </table:table-cell>
          <table:table-cell table:formula="of:=['Rohdaten - Worte'.O5]" office:value-type="float" office:value="453">
            <text:p>453</text:p>
          </table:table-cell>
          <table:table-cell table:formula="of:=['Rohdaten - Worte'.R5]" office:value-type="float" office:value="83">
            <text:p>83</text:p>
          </table:table-cell>
          <table:table-cell/>
          <table:table-cell table:formula="of:=['Rohdaten - Worte'.C5]" office:value-type="float" office:value="16130">
            <text:p>16130</text:p>
          </table:table-cell>
          <table:table-cell table:formula="of:=['Rohdaten - Worte'.T5]" office:value-type="float" office:value="981">
            <text:p>981</text:p>
          </table:table-cell>
          <table:table-cell/>
          <table:table-cell table:formula="of:=['Rohdaten - Worte'.C5]" office:value-type="float" office:value="16130">
            <text:p>16130</text:p>
          </table:table-cell>
          <table:table-cell table:formula="of:=['Rohdaten - Worte'.S5]" office:value-type="float" office:value="2261">
            <text:p>2261</text:p>
          </table:table-cell>
          <table:table-cell/>
          <table:table-cell table:formula="of:=['Rohdaten - Worte'.C5]" office:value-type="float" office:value="16130">
            <text:p>16130</text:p>
          </table:table-cell>
          <table:table-cell table:formula="of:=['Rohdaten - Worte'.O5]" office:value-type="float" office:value="453">
            <text:p>453</text:p>
          </table:table-cell>
          <table:table-cell/>
          <table:table-cell table:formula="of:=['Rohdaten - Worte'.C5]" office:value-type="float" office:value="16130">
            <text:p>16130</text:p>
          </table:table-cell>
          <table:table-cell table:formula="of:=['Rohdaten - Worte'.R5]" office:value-type="float" office:value="83">
            <text:p>83</text:p>
          </table:table-cell>
        </table:table-row>
        <table:table-row table:style-name="ro2">
          <table:table-cell table:formula="of:=['Rohdaten - Worte'.C6]" office:value-type="float" office:value="22793">
            <text:p>22793</text:p>
          </table:table-cell>
          <table:table-cell table:formula="of:=['Rohdaten - Worte'.N6]" office:value-type="float" office:value="491">
            <text:p>491</text:p>
          </table:table-cell>
          <table:table-cell/>
          <table:table-cell table:formula="of:=['Rohdaten - Worte'.C6]" office:value-type="float" office:value="22793">
            <text:p>22793</text:p>
          </table:table-cell>
          <table:table-cell table:formula="of:=['Rohdaten - Worte'.T6]" office:value-type="float" office:value="868">
            <text:p>868</text:p>
          </table:table-cell>
          <table:table-cell table:formula="of:=['Rohdaten - Worte'.S6]" office:value-type="float" office:value="3450">
            <text:p>3450</text:p>
          </table:table-cell>
          <table:table-cell table:formula="of:=['Rohdaten - Worte'.O6]" office:value-type="float" office:value="544">
            <text:p>544</text:p>
          </table:table-cell>
          <table:table-cell table:formula="of:=['Rohdaten - Worte'.R6]" office:value-type="float" office:value="215">
            <text:p>215</text:p>
          </table:table-cell>
          <table:table-cell/>
          <table:table-cell table:formula="of:=['Rohdaten - Worte'.C6]" office:value-type="float" office:value="22793">
            <text:p>22793</text:p>
          </table:table-cell>
          <table:table-cell table:formula="of:=['Rohdaten - Worte'.T6]" office:value-type="float" office:value="868">
            <text:p>868</text:p>
          </table:table-cell>
          <table:table-cell/>
          <table:table-cell table:formula="of:=['Rohdaten - Worte'.C6]" office:value-type="float" office:value="22793">
            <text:p>22793</text:p>
          </table:table-cell>
          <table:table-cell table:formula="of:=['Rohdaten - Worte'.S6]" office:value-type="float" office:value="3450">
            <text:p>3450</text:p>
          </table:table-cell>
          <table:table-cell/>
          <table:table-cell table:formula="of:=['Rohdaten - Worte'.C6]" office:value-type="float" office:value="22793">
            <text:p>22793</text:p>
          </table:table-cell>
          <table:table-cell table:formula="of:=['Rohdaten - Worte'.O6]" office:value-type="float" office:value="544">
            <text:p>544</text:p>
          </table:table-cell>
          <table:table-cell/>
          <table:table-cell table:formula="of:=['Rohdaten - Worte'.C6]" office:value-type="float" office:value="22793">
            <text:p>22793</text:p>
          </table:table-cell>
          <table:table-cell table:formula="of:=['Rohdaten - Worte'.R6]" office:value-type="float" office:value="215">
            <text:p>215</text:p>
          </table:table-cell>
        </table:table-row>
        <table:table-row table:style-name="ro2">
          <table:table-cell table:formula="of:=['Rohdaten - Worte'.C7]" office:value-type="float" office:value="27361">
            <text:p>27361</text:p>
          </table:table-cell>
          <table:table-cell table:formula="of:=['Rohdaten - Worte'.N7]" office:value-type="float" office:value="757">
            <text:p>757</text:p>
          </table:table-cell>
          <table:table-cell/>
          <table:table-cell table:formula="of:=['Rohdaten - Worte'.C7]" office:value-type="float" office:value="27361">
            <text:p>27361</text:p>
          </table:table-cell>
          <table:table-cell table:formula="of:=['Rohdaten - Worte'.T7]" office:value-type="float" office:value="949">
            <text:p>949</text:p>
          </table:table-cell>
          <table:table-cell table:formula="of:=['Rohdaten - Worte'.S7]" office:value-type="float" office:value="4607">
            <text:p>4607</text:p>
          </table:table-cell>
          <table:table-cell table:formula="of:=['Rohdaten - Worte'.O7]" office:value-type="float" office:value="733">
            <text:p>733</text:p>
          </table:table-cell>
          <table:table-cell table:formula="of:=['Rohdaten - Worte'.R7]" office:value-type="float" office:value="402">
            <text:p>402</text:p>
          </table:table-cell>
          <table:table-cell/>
          <table:table-cell table:formula="of:=['Rohdaten - Worte'.C7]" office:value-type="float" office:value="27361">
            <text:p>27361</text:p>
          </table:table-cell>
          <table:table-cell table:formula="of:=['Rohdaten - Worte'.T7]" office:value-type="float" office:value="949">
            <text:p>949</text:p>
          </table:table-cell>
          <table:table-cell/>
          <table:table-cell table:formula="of:=['Rohdaten - Worte'.C7]" office:value-type="float" office:value="27361">
            <text:p>27361</text:p>
          </table:table-cell>
          <table:table-cell table:formula="of:=['Rohdaten - Worte'.S7]" office:value-type="float" office:value="4607">
            <text:p>4607</text:p>
          </table:table-cell>
          <table:table-cell/>
          <table:table-cell table:formula="of:=['Rohdaten - Worte'.C7]" office:value-type="float" office:value="27361">
            <text:p>27361</text:p>
          </table:table-cell>
          <table:table-cell table:formula="of:=['Rohdaten - Worte'.O7]" office:value-type="float" office:value="733">
            <text:p>733</text:p>
          </table:table-cell>
          <table:table-cell/>
          <table:table-cell table:formula="of:=['Rohdaten - Worte'.C7]" office:value-type="float" office:value="27361">
            <text:p>27361</text:p>
          </table:table-cell>
          <table:table-cell table:formula="of:=['Rohdaten - Worte'.R7]" office:value-type="float" office:value="402">
            <text:p>402</text:p>
          </table:table-cell>
        </table:table-row>
        <table:table-row table:style-name="ro2">
          <table:table-cell table:formula="of:=['Rohdaten - Worte'.C8]" office:value-type="float" office:value="32210">
            <text:p>32210</text:p>
          </table:table-cell>
          <table:table-cell table:formula="of:=['Rohdaten - Worte'.N8]" office:value-type="float" office:value="795">
            <text:p>795</text:p>
          </table:table-cell>
          <table:table-cell/>
          <table:table-cell table:formula="of:=['Rohdaten - Worte'.C8]" office:value-type="float" office:value="32210">
            <text:p>32210</text:p>
          </table:table-cell>
          <table:table-cell table:formula="of:=['Rohdaten - Worte'.T8]" office:value-type="float" office:value="1014">
            <text:p>1014</text:p>
          </table:table-cell>
          <table:table-cell table:formula="of:=['Rohdaten - Worte'.S8]" office:value-type="float" office:value="7228">
            <text:p>7228</text:p>
          </table:table-cell>
          <table:table-cell table:formula="of:=['Rohdaten - Worte'.O8]" office:value-type="float" office:value="820">
            <text:p>820</text:p>
          </table:table-cell>
          <table:table-cell table:formula="of:=['Rohdaten - Worte'.R8]" office:value-type="float" office:value="176">
            <text:p>176</text:p>
          </table:table-cell>
          <table:table-cell/>
          <table:table-cell table:formula="of:=['Rohdaten - Worte'.C8]" office:value-type="float" office:value="32210">
            <text:p>32210</text:p>
          </table:table-cell>
          <table:table-cell table:formula="of:=['Rohdaten - Worte'.T8]" office:value-type="float" office:value="1014">
            <text:p>1014</text:p>
          </table:table-cell>
          <table:table-cell/>
          <table:table-cell table:formula="of:=['Rohdaten - Worte'.C8]" office:value-type="float" office:value="32210">
            <text:p>32210</text:p>
          </table:table-cell>
          <table:table-cell table:formula="of:=['Rohdaten - Worte'.S8]" office:value-type="float" office:value="7228">
            <text:p>7228</text:p>
          </table:table-cell>
          <table:table-cell/>
          <table:table-cell table:formula="of:=['Rohdaten - Worte'.C8]" office:value-type="float" office:value="32210">
            <text:p>32210</text:p>
          </table:table-cell>
          <table:table-cell table:formula="of:=['Rohdaten - Worte'.O8]" office:value-type="float" office:value="820">
            <text:p>820</text:p>
          </table:table-cell>
          <table:table-cell/>
          <table:table-cell table:formula="of:=['Rohdaten - Worte'.C8]" office:value-type="float" office:value="32210">
            <text:p>32210</text:p>
          </table:table-cell>
          <table:table-cell table:formula="of:=['Rohdaten - Worte'.R8]" office:value-type="float" office:value="176">
            <text:p>176</text:p>
          </table:table-cell>
        </table:table-row>
        <table:table-row table:style-name="ro2">
          <table:table-cell table:formula="of:=['Rohdaten - Worte'.C9]" office:value-type="float" office:value="34240">
            <text:p>34240</text:p>
          </table:table-cell>
          <table:table-cell table:formula="of:=['Rohdaten - Worte'.N9]" office:value-type="float" office:value="930">
            <text:p>930</text:p>
          </table:table-cell>
          <table:table-cell/>
          <table:table-cell table:formula="of:=['Rohdaten - Worte'.C9]" office:value-type="float" office:value="34240">
            <text:p>34240</text:p>
          </table:table-cell>
          <table:table-cell table:formula="of:=['Rohdaten - Worte'.T9]" office:value-type="float" office:value="3276">
            <text:p>3276</text:p>
          </table:table-cell>
          <table:table-cell table:formula="of:=['Rohdaten - Worte'.S9]" office:value-type="float" office:value="6540">
            <text:p>6540</text:p>
          </table:table-cell>
          <table:table-cell table:formula="of:=['Rohdaten - Worte'.O9]" office:value-type="float" office:value="958">
            <text:p>958</text:p>
          </table:table-cell>
          <table:table-cell table:formula="of:=['Rohdaten - Worte'.R9]" office:value-type="float" office:value="754">
            <text:p>754</text:p>
          </table:table-cell>
          <table:table-cell/>
          <table:table-cell table:formula="of:=['Rohdaten - Worte'.C9]" office:value-type="float" office:value="34240">
            <text:p>34240</text:p>
          </table:table-cell>
          <table:table-cell table:formula="of:=['Rohdaten - Worte'.T9]" office:value-type="float" office:value="3276">
            <text:p>3276</text:p>
          </table:table-cell>
          <table:table-cell/>
          <table:table-cell table:formula="of:=['Rohdaten - Worte'.C9]" office:value-type="float" office:value="34240">
            <text:p>34240</text:p>
          </table:table-cell>
          <table:table-cell table:formula="of:=['Rohdaten - Worte'.S9]" office:value-type="float" office:value="6540">
            <text:p>6540</text:p>
          </table:table-cell>
          <table:table-cell/>
          <table:table-cell table:formula="of:=['Rohdaten - Worte'.C9]" office:value-type="float" office:value="34240">
            <text:p>34240</text:p>
          </table:table-cell>
          <table:table-cell table:formula="of:=['Rohdaten - Worte'.O9]" office:value-type="float" office:value="958">
            <text:p>958</text:p>
          </table:table-cell>
          <table:table-cell/>
          <table:table-cell table:formula="of:=['Rohdaten - Worte'.C9]" office:value-type="float" office:value="34240">
            <text:p>34240</text:p>
          </table:table-cell>
          <table:table-cell table:formula="of:=['Rohdaten - Worte'.R9]" office:value-type="float" office:value="754">
            <text:p>754</text:p>
          </table:table-cell>
        </table:table-row>
        <table:table-row table:style-name="ro2">
          <table:table-cell table:formula="of:=['Rohdaten - Worte'.C10]" office:value-type="float" office:value="42054">
            <text:p>42054</text:p>
          </table:table-cell>
          <table:table-cell table:formula="of:=['Rohdaten - Worte'.N10]" office:value-type="float" office:value="1276">
            <text:p>1276</text:p>
          </table:table-cell>
          <table:table-cell/>
          <table:table-cell table:formula="of:=['Rohdaten - Worte'.C10]" office:value-type="float" office:value="42054">
            <text:p>42054</text:p>
          </table:table-cell>
          <table:table-cell table:formula="of:=['Rohdaten - Worte'.T10]" office:value-type="float" office:value="27312">
            <text:p>27312</text:p>
          </table:table-cell>
          <table:table-cell table:formula="of:=['Rohdaten - Worte'.S10]" office:value-type="float" office:value="8861">
            <text:p>8861</text:p>
          </table:table-cell>
          <table:table-cell table:formula="of:=['Rohdaten - Worte'.O10]" office:value-type="float" office:value="1323">
            <text:p>1323</text:p>
          </table:table-cell>
          <table:table-cell table:formula="of:=['Rohdaten - Worte'.R10]" office:value-type="float" office:value="1004">
            <text:p>1004</text:p>
          </table:table-cell>
          <table:table-cell/>
          <table:table-cell table:formula="of:=['Rohdaten - Worte'.C10]" office:value-type="float" office:value="42054">
            <text:p>42054</text:p>
          </table:table-cell>
          <table:table-cell table:formula="of:=['Rohdaten - Worte'.T10]" office:value-type="float" office:value="27312">
            <text:p>27312</text:p>
          </table:table-cell>
          <table:table-cell/>
          <table:table-cell table:formula="of:=['Rohdaten - Worte'.C10]" office:value-type="float" office:value="42054">
            <text:p>42054</text:p>
          </table:table-cell>
          <table:table-cell table:formula="of:=['Rohdaten - Worte'.S10]" office:value-type="float" office:value="8861">
            <text:p>8861</text:p>
          </table:table-cell>
          <table:table-cell/>
          <table:table-cell table:formula="of:=['Rohdaten - Worte'.C10]" office:value-type="float" office:value="42054">
            <text:p>42054</text:p>
          </table:table-cell>
          <table:table-cell table:formula="of:=['Rohdaten - Worte'.O10]" office:value-type="float" office:value="1323">
            <text:p>1323</text:p>
          </table:table-cell>
          <table:table-cell/>
          <table:table-cell table:formula="of:=['Rohdaten - Worte'.C10]" office:value-type="float" office:value="42054">
            <text:p>42054</text:p>
          </table:table-cell>
          <table:table-cell table:formula="of:=['Rohdaten - Worte'.R10]" office:value-type="float" office:value="1004">
            <text:p>1004</text:p>
          </table:table-cell>
        </table:table-row>
        <table:table-row table:style-name="ro2">
          <table:table-cell table:formula="of:=['Rohdaten - Worte'.C11]" office:value-type="float" office:value="46872">
            <text:p>46872</text:p>
          </table:table-cell>
          <table:table-cell table:formula="of:=['Rohdaten - Worte'.N11]" office:value-type="float" office:value="1383">
            <text:p>1383</text:p>
          </table:table-cell>
          <table:table-cell/>
          <table:table-cell table:formula="of:=['Rohdaten - Worte'.C11]" office:value-type="float" office:value="46872">
            <text:p>46872</text:p>
          </table:table-cell>
          <table:table-cell table:formula="of:=['Rohdaten - Worte'.T11]" office:value-type="float" office:value="31020">
            <text:p>31020</text:p>
          </table:table-cell>
          <table:table-cell table:formula="of:=['Rohdaten - Worte'.S11]" office:value-type="float" office:value="9539">
            <text:p>9539</text:p>
          </table:table-cell>
          <table:table-cell table:formula="of:=['Rohdaten - Worte'.O11]" office:value-type="float" office:value="704">
            <text:p>704</text:p>
          </table:table-cell>
          <table:table-cell table:formula="of:=['Rohdaten - Worte'.R11]" office:value-type="float" office:value="1302">
            <text:p>1302</text:p>
          </table:table-cell>
          <table:table-cell/>
          <table:table-cell table:formula="of:=['Rohdaten - Worte'.C11]" office:value-type="float" office:value="46872">
            <text:p>46872</text:p>
          </table:table-cell>
          <table:table-cell table:formula="of:=['Rohdaten - Worte'.T11]" office:value-type="float" office:value="31020">
            <text:p>31020</text:p>
          </table:table-cell>
          <table:table-cell/>
          <table:table-cell table:formula="of:=['Rohdaten - Worte'.C11]" office:value-type="float" office:value="46872">
            <text:p>46872</text:p>
          </table:table-cell>
          <table:table-cell table:formula="of:=['Rohdaten - Worte'.S11]" office:value-type="float" office:value="9539">
            <text:p>9539</text:p>
          </table:table-cell>
          <table:table-cell/>
          <table:table-cell table:formula="of:=['Rohdaten - Worte'.C11]" office:value-type="float" office:value="46872">
            <text:p>46872</text:p>
          </table:table-cell>
          <table:table-cell table:formula="of:=['Rohdaten - Worte'.O11]" office:value-type="float" office:value="704">
            <text:p>704</text:p>
          </table:table-cell>
          <table:table-cell/>
          <table:table-cell table:formula="of:=['Rohdaten - Worte'.C11]" office:value-type="float" office:value="46872">
            <text:p>46872</text:p>
          </table:table-cell>
          <table:table-cell table:formula="of:=['Rohdaten - Worte'.R11]" office:value-type="float" office:value="1302">
            <text:p>1302</text:p>
          </table:table-cell>
        </table:table-row>
        <table:table-row table:style-name="ro2">
          <table:table-cell table:formula="of:=['Rohdaten - Worte'.C12]" office:value-type="float" office:value="49297">
            <text:p>49297</text:p>
          </table:table-cell>
          <table:table-cell table:formula="of:=['Rohdaten - Worte'.N12]" office:value-type="float" office:value="1551">
            <text:p>1551</text:p>
          </table:table-cell>
          <table:table-cell/>
          <table:table-cell table:formula="of:=['Rohdaten - Worte'.C12]" office:value-type="float" office:value="49297">
            <text:p>49297</text:p>
          </table:table-cell>
          <table:table-cell table:formula="of:=['Rohdaten - Worte'.T12]" office:value-type="float" office:value="47638">
            <text:p>47638</text:p>
          </table:table-cell>
          <table:table-cell table:formula="of:=['Rohdaten - Worte'.S12]" office:value-type="float" office:value="10816">
            <text:p>10816</text:p>
          </table:table-cell>
          <table:table-cell table:formula="of:=['Rohdaten - Worte'.O12]" office:value-type="float" office:value="1044">
            <text:p>1044</text:p>
          </table:table-cell>
          <table:table-cell table:formula="of:=['Rohdaten - Worte'.R12]" office:value-type="float" office:value="1364">
            <text:p>1364</text:p>
          </table:table-cell>
          <table:table-cell/>
          <table:table-cell table:formula="of:=['Rohdaten - Worte'.C12]" office:value-type="float" office:value="49297">
            <text:p>49297</text:p>
          </table:table-cell>
          <table:table-cell table:formula="of:=['Rohdaten - Worte'.T12]" office:value-type="float" office:value="47638">
            <text:p>47638</text:p>
          </table:table-cell>
          <table:table-cell/>
          <table:table-cell table:formula="of:=['Rohdaten - Worte'.C12]" office:value-type="float" office:value="49297">
            <text:p>49297</text:p>
          </table:table-cell>
          <table:table-cell table:formula="of:=['Rohdaten - Worte'.S12]" office:value-type="float" office:value="10816">
            <text:p>10816</text:p>
          </table:table-cell>
          <table:table-cell/>
          <table:table-cell table:formula="of:=['Rohdaten - Worte'.C12]" office:value-type="float" office:value="49297">
            <text:p>49297</text:p>
          </table:table-cell>
          <table:table-cell table:formula="of:=['Rohdaten - Worte'.O12]" office:value-type="float" office:value="1044">
            <text:p>1044</text:p>
          </table:table-cell>
          <table:table-cell/>
          <table:table-cell table:formula="of:=['Rohdaten - Worte'.C12]" office:value-type="float" office:value="49297">
            <text:p>49297</text:p>
          </table:table-cell>
          <table:table-cell table:formula="of:=['Rohdaten - Worte'.R12]" office:value-type="float" office:value="1364">
            <text:p>1364</text:p>
          </table:table-cell>
        </table:table-row>
        <table:table-row table:style-name="ro2">
          <table:table-cell table:formula="of:=['Rohdaten - Worte'.C13]" office:value-type="float" office:value="59250">
            <text:p>59250</text:p>
          </table:table-cell>
          <table:table-cell table:formula="of:=['Rohdaten - Worte'.N13]" office:value-type="float" office:value="1827">
            <text:p>1827</text:p>
          </table:table-cell>
          <table:table-cell/>
          <table:table-cell table:formula="of:=['Rohdaten - Worte'.C13]" office:value-type="float" office:value="59250">
            <text:p>59250</text:p>
          </table:table-cell>
          <table:table-cell table:formula="of:=['Rohdaten - Worte'.T13]" office:value-type="float" office:value="56685">
            <text:p>56685</text:p>
          </table:table-cell>
          <table:table-cell table:formula="of:=['Rohdaten - Worte'.S13]" office:value-type="float" office:value="12084">
            <text:p>12084</text:p>
          </table:table-cell>
          <table:table-cell table:formula="of:=['Rohdaten - Worte'.O13]" office:value-type="float" office:value="970">
            <text:p>970</text:p>
          </table:table-cell>
          <table:table-cell table:formula="of:=['Rohdaten - Worte'.R13]" office:value-type="float" office:value="1781">
            <text:p>1781</text:p>
          </table:table-cell>
          <table:table-cell/>
          <table:table-cell table:formula="of:=['Rohdaten - Worte'.C13]" office:value-type="float" office:value="59250">
            <text:p>59250</text:p>
          </table:table-cell>
          <table:table-cell table:formula="of:=['Rohdaten - Worte'.T13]" office:value-type="float" office:value="56685">
            <text:p>56685</text:p>
          </table:table-cell>
          <table:table-cell/>
          <table:table-cell table:formula="of:=['Rohdaten - Worte'.C13]" office:value-type="float" office:value="59250">
            <text:p>59250</text:p>
          </table:table-cell>
          <table:table-cell table:formula="of:=['Rohdaten - Worte'.S13]" office:value-type="float" office:value="12084">
            <text:p>12084</text:p>
          </table:table-cell>
          <table:table-cell/>
          <table:table-cell table:formula="of:=['Rohdaten - Worte'.C13]" office:value-type="float" office:value="59250">
            <text:p>59250</text:p>
          </table:table-cell>
          <table:table-cell table:formula="of:=['Rohdaten - Worte'.O13]" office:value-type="float" office:value="970">
            <text:p>970</text:p>
          </table:table-cell>
          <table:table-cell/>
          <table:table-cell table:formula="of:=['Rohdaten - Worte'.C13]" office:value-type="float" office:value="59250">
            <text:p>59250</text:p>
          </table:table-cell>
          <table:table-cell table:formula="of:=['Rohdaten - Worte'.R13]" office:value-type="float" office:value="1781">
            <text:p>1781</text:p>
          </table:table-cell>
        </table:table-row>
        <table:table-row table:style-name="ro2">
          <table:table-cell table:formula="of:=['Rohdaten - Worte'.C14]" office:value-type="float" office:value="64130">
            <text:p>64130</text:p>
          </table:table-cell>
          <table:table-cell table:formula="of:=['Rohdaten - Worte'.N14]" office:value-type="float" office:value="2090">
            <text:p>2090</text:p>
          </table:table-cell>
          <table:table-cell/>
          <table:table-cell table:formula="of:=['Rohdaten - Worte'.C14]" office:value-type="float" office:value="64130">
            <text:p>64130</text:p>
          </table:table-cell>
          <table:table-cell table:formula="of:=['Rohdaten - Worte'.T14]" office:value-type="float" office:value="78685">
            <text:p>78685</text:p>
          </table:table-cell>
          <table:table-cell table:formula="of:=['Rohdaten - Worte'.S14]" office:value-type="float" office:value="13911">
            <text:p>13911</text:p>
          </table:table-cell>
          <table:table-cell table:formula="of:=['Rohdaten - Worte'.O14]" office:value-type="float" office:value="1152">
            <text:p>1152</text:p>
          </table:table-cell>
          <table:table-cell table:formula="of:=['Rohdaten - Worte'.R14]" office:value-type="float" office:value="2238">
            <text:p>2238</text:p>
          </table:table-cell>
          <table:table-cell/>
          <table:table-cell table:formula="of:=['Rohdaten - Worte'.C14]" office:value-type="float" office:value="64130">
            <text:p>64130</text:p>
          </table:table-cell>
          <table:table-cell table:formula="of:=['Rohdaten - Worte'.T14]" office:value-type="float" office:value="78685">
            <text:p>78685</text:p>
          </table:table-cell>
          <table:table-cell/>
          <table:table-cell table:formula="of:=['Rohdaten - Worte'.C14]" office:value-type="float" office:value="64130">
            <text:p>64130</text:p>
          </table:table-cell>
          <table:table-cell table:formula="of:=['Rohdaten - Worte'.S14]" office:value-type="float" office:value="13911">
            <text:p>13911</text:p>
          </table:table-cell>
          <table:table-cell/>
          <table:table-cell table:formula="of:=['Rohdaten - Worte'.C14]" office:value-type="float" office:value="64130">
            <text:p>64130</text:p>
          </table:table-cell>
          <table:table-cell table:formula="of:=['Rohdaten - Worte'.O14]" office:value-type="float" office:value="1152">
            <text:p>1152</text:p>
          </table:table-cell>
          <table:table-cell/>
          <table:table-cell table:formula="of:=['Rohdaten - Worte'.C14]" office:value-type="float" office:value="64130">
            <text:p>64130</text:p>
          </table:table-cell>
          <table:table-cell table:formula="of:=['Rohdaten - Worte'.R14]" office:value-type="float" office:value="2238">
            <text:p>2238</text:p>
          </table:table-cell>
        </table:table-row>
        <table:table-row table:style-name="ro2">
          <table:table-cell table:formula="of:=['Rohdaten - Worte'.C15]" office:value-type="float" office:value="72859">
            <text:p>72859</text:p>
          </table:table-cell>
          <table:table-cell table:formula="of:=['Rohdaten - Worte'.N15]" office:value-type="float" office:value="2296">
            <text:p>2296</text:p>
          </table:table-cell>
          <table:table-cell/>
          <table:table-cell table:formula="of:=['Rohdaten - Worte'.C15]" office:value-type="float" office:value="72859">
            <text:p>72859</text:p>
          </table:table-cell>
          <table:table-cell table:formula="of:=['Rohdaten - Worte'.T15]" office:value-type="float" office:value="86540">
            <text:p>86540</text:p>
          </table:table-cell>
          <table:table-cell table:formula="of:=['Rohdaten - Worte'.S15]" office:value-type="float" office:value="17161">
            <text:p>17161</text:p>
          </table:table-cell>
          <table:table-cell table:formula="of:=['Rohdaten - Worte'.O15]" office:value-type="float" office:value="1318">
            <text:p>1318</text:p>
          </table:table-cell>
          <table:table-cell table:formula="of:=['Rohdaten - Worte'.R15]" office:value-type="float" office:value="3055">
            <text:p>3055</text:p>
          </table:table-cell>
          <table:table-cell/>
          <table:table-cell table:formula="of:=['Rohdaten - Worte'.C15]" office:value-type="float" office:value="72859">
            <text:p>72859</text:p>
          </table:table-cell>
          <table:table-cell table:formula="of:=['Rohdaten - Worte'.T15]" office:value-type="float" office:value="86540">
            <text:p>86540</text:p>
          </table:table-cell>
          <table:table-cell/>
          <table:table-cell table:formula="of:=['Rohdaten - Worte'.C15]" office:value-type="float" office:value="72859">
            <text:p>72859</text:p>
          </table:table-cell>
          <table:table-cell table:formula="of:=['Rohdaten - Worte'.S15]" office:value-type="float" office:value="17161">
            <text:p>17161</text:p>
          </table:table-cell>
          <table:table-cell/>
          <table:table-cell table:formula="of:=['Rohdaten - Worte'.C15]" office:value-type="float" office:value="72859">
            <text:p>72859</text:p>
          </table:table-cell>
          <table:table-cell table:formula="of:=['Rohdaten - Worte'.O15]" office:value-type="float" office:value="1318">
            <text:p>1318</text:p>
          </table:table-cell>
          <table:table-cell/>
          <table:table-cell table:formula="of:=['Rohdaten - Worte'.C15]" office:value-type="float" office:value="72859">
            <text:p>72859</text:p>
          </table:table-cell>
          <table:table-cell table:formula="of:=['Rohdaten - Worte'.R15]" office:value-type="float" office:value="3055">
            <text:p>3055</text:p>
          </table:table-cell>
        </table:table-row>
        <table:table-row table:style-name="ro2">
          <table:table-cell table:formula="of:=['Rohdaten - Worte'.C16]" office:value-type="float" office:value="81846">
            <text:p>81846</text:p>
          </table:table-cell>
          <table:table-cell table:formula="of:=['Rohdaten - Worte'.N16]" office:value-type="float" office:value="2596">
            <text:p>2596</text:p>
          </table:table-cell>
          <table:table-cell/>
          <table:table-cell table:formula="of:=['Rohdaten - Worte'.C16]" office:value-type="float" office:value="81846">
            <text:p>81846</text:p>
          </table:table-cell>
          <table:table-cell table:formula="of:=['Rohdaten - Worte'.T16]" office:value-type="float" office:value="97498">
            <text:p>97498</text:p>
          </table:table-cell>
          <table:table-cell table:formula="of:=['Rohdaten - Worte'.S16]" office:value-type="float" office:value="17405">
            <text:p>17405</text:p>
          </table:table-cell>
          <table:table-cell table:formula="of:=['Rohdaten - Worte'.O16]" office:value-type="float" office:value="1940">
            <text:p>1940</text:p>
          </table:table-cell>
          <table:table-cell table:formula="of:=['Rohdaten - Worte'.R16]" office:value-type="float" office:value="3360">
            <text:p>3360</text:p>
          </table:table-cell>
          <table:table-cell/>
          <table:table-cell table:formula="of:=['Rohdaten - Worte'.C16]" office:value-type="float" office:value="81846">
            <text:p>81846</text:p>
          </table:table-cell>
          <table:table-cell table:formula="of:=['Rohdaten - Worte'.T16]" office:value-type="float" office:value="97498">
            <text:p>97498</text:p>
          </table:table-cell>
          <table:table-cell/>
          <table:table-cell table:formula="of:=['Rohdaten - Worte'.C16]" office:value-type="float" office:value="81846">
            <text:p>81846</text:p>
          </table:table-cell>
          <table:table-cell table:formula="of:=['Rohdaten - Worte'.S16]" office:value-type="float" office:value="17405">
            <text:p>17405</text:p>
          </table:table-cell>
          <table:table-cell/>
          <table:table-cell table:formula="of:=['Rohdaten - Worte'.C16]" office:value-type="float" office:value="81846">
            <text:p>81846</text:p>
          </table:table-cell>
          <table:table-cell table:formula="of:=['Rohdaten - Worte'.O16]" office:value-type="float" office:value="1940">
            <text:p>1940</text:p>
          </table:table-cell>
          <table:table-cell/>
          <table:table-cell table:formula="of:=['Rohdaten - Worte'.C16]" office:value-type="float" office:value="81846">
            <text:p>81846</text:p>
          </table:table-cell>
          <table:table-cell table:formula="of:=['Rohdaten - Worte'.R16]" office:value-type="float" office:value="3360">
            <text:p>3360</text:p>
          </table:table-cell>
        </table:table-row>
        <table:table-row table:style-name="ro2">
          <table:table-cell table:formula="of:=['Rohdaten - Worte'.C17]" office:value-type="float" office:value="91349">
            <text:p>91349</text:p>
          </table:table-cell>
          <table:table-cell table:formula="of:=['Rohdaten - Worte'.N17]" office:value-type="float" office:value="2953">
            <text:p>2953</text:p>
          </table:table-cell>
          <table:table-cell/>
          <table:table-cell table:formula="of:=['Rohdaten - Worte'.C17]" office:value-type="float" office:value="91349">
            <text:p>91349</text:p>
          </table:table-cell>
          <table:table-cell table:formula="of:=['Rohdaten - Worte'.T17]" office:value-type="float" office:value="148325">
            <text:p>148325</text:p>
          </table:table-cell>
          <table:table-cell table:formula="of:=['Rohdaten - Worte'.S17]" office:value-type="float" office:value="21785">
            <text:p>21785</text:p>
          </table:table-cell>
          <table:table-cell table:formula="of:=['Rohdaten - Worte'.O17]" office:value-type="float" office:value="2365">
            <text:p>2365</text:p>
          </table:table-cell>
          <table:table-cell table:formula="of:=['Rohdaten - Worte'.R17]" office:value-type="float" office:value="4200">
            <text:p>4200</text:p>
          </table:table-cell>
          <table:table-cell/>
          <table:table-cell table:formula="of:=['Rohdaten - Worte'.C17]" office:value-type="float" office:value="91349">
            <text:p>91349</text:p>
          </table:table-cell>
          <table:table-cell table:formula="of:=['Rohdaten - Worte'.T17]" office:value-type="float" office:value="148325">
            <text:p>148325</text:p>
          </table:table-cell>
          <table:table-cell/>
          <table:table-cell table:formula="of:=['Rohdaten - Worte'.C17]" office:value-type="float" office:value="91349">
            <text:p>91349</text:p>
          </table:table-cell>
          <table:table-cell table:formula="of:=['Rohdaten - Worte'.S17]" office:value-type="float" office:value="21785">
            <text:p>21785</text:p>
          </table:table-cell>
          <table:table-cell/>
          <table:table-cell table:formula="of:=['Rohdaten - Worte'.C17]" office:value-type="float" office:value="91349">
            <text:p>91349</text:p>
          </table:table-cell>
          <table:table-cell table:formula="of:=['Rohdaten - Worte'.O17]" office:value-type="float" office:value="2365">
            <text:p>2365</text:p>
          </table:table-cell>
          <table:table-cell/>
          <table:table-cell table:formula="of:=['Rohdaten - Worte'.C17]" office:value-type="float" office:value="91349">
            <text:p>91349</text:p>
          </table:table-cell>
          <table:table-cell table:formula="of:=['Rohdaten - Worte'.R17]" office:value-type="float" office:value="4200">
            <text:p>4200</text:p>
          </table:table-cell>
        </table:table-row>
        <table:table-row table:style-name="ro2">
          <table:table-cell table:formula="of:=['Rohdaten - Worte'.C18]" office:value-type="float" office:value="99007">
            <text:p>99007</text:p>
          </table:table-cell>
          <table:table-cell table:formula="of:=['Rohdaten - Worte'.N18]" office:value-type="float" office:value="4340">
            <text:p>4340</text:p>
          </table:table-cell>
          <table:table-cell/>
          <table:table-cell table:formula="of:=['Rohdaten - Worte'.C18]" office:value-type="float" office:value="99007">
            <text:p>99007</text:p>
          </table:table-cell>
          <table:table-cell table:formula="of:=['Rohdaten - Worte'.T18]" office:value-type="float" office:value="169418">
            <text:p>169418</text:p>
          </table:table-cell>
          <table:table-cell table:formula="of:=['Rohdaten - Worte'.S18]" office:value-type="float" office:value="23838">
            <text:p>23838</text:p>
          </table:table-cell>
          <table:table-cell table:formula="of:=['Rohdaten - Worte'.O18]" office:value-type="float" office:value="1590">
            <text:p>1590</text:p>
          </table:table-cell>
          <table:table-cell table:formula="of:=['Rohdaten - Worte'.R18]" office:value-type="float" office:value="4962">
            <text:p>4962</text:p>
          </table:table-cell>
          <table:table-cell/>
          <table:table-cell table:formula="of:=['Rohdaten - Worte'.C18]" office:value-type="float" office:value="99007">
            <text:p>99007</text:p>
          </table:table-cell>
          <table:table-cell table:formula="of:=['Rohdaten - Worte'.T18]" office:value-type="float" office:value="169418">
            <text:p>169418</text:p>
          </table:table-cell>
          <table:table-cell/>
          <table:table-cell table:formula="of:=['Rohdaten - Worte'.C18]" office:value-type="float" office:value="99007">
            <text:p>99007</text:p>
          </table:table-cell>
          <table:table-cell table:formula="of:=['Rohdaten - Worte'.S18]" office:value-type="float" office:value="23838">
            <text:p>23838</text:p>
          </table:table-cell>
          <table:table-cell/>
          <table:table-cell table:formula="of:=['Rohdaten - Worte'.C18]" office:value-type="float" office:value="99007">
            <text:p>99007</text:p>
          </table:table-cell>
          <table:table-cell table:formula="of:=['Rohdaten - Worte'.O18]" office:value-type="float" office:value="1590">
            <text:p>1590</text:p>
          </table:table-cell>
          <table:table-cell/>
          <table:table-cell table:formula="of:=['Rohdaten - Worte'.C18]" office:value-type="float" office:value="99007">
            <text:p>99007</text:p>
          </table:table-cell>
          <table:table-cell table:formula="of:=['Rohdaten - Worte'.R18]" office:value-type="float" office:value="4962">
            <text:p>4962</text:p>
          </table:table-cell>
        </table:table-row>
        <table:table-row table:style-name="ro2">
          <table:table-cell table:formula="of:=['Rohdaten - Worte'.C19]" office:value-type="float" office:value="104441">
            <text:p>104441</text:p>
          </table:table-cell>
          <table:table-cell table:formula="of:=['Rohdaten - Worte'.N19]" office:value-type="float" office:value="3566">
            <text:p>3566</text:p>
          </table:table-cell>
          <table:table-cell/>
          <table:table-cell table:formula="of:=['Rohdaten - Worte'.C19]" office:value-type="float" office:value="104441">
            <text:p>104441</text:p>
          </table:table-cell>
          <table:table-cell table:formula="of:=['Rohdaten - Worte'.T19]" office:value-type="float" office:value="196970">
            <text:p>196970</text:p>
          </table:table-cell>
          <table:table-cell table:formula="of:=['Rohdaten - Worte'.S19]" office:value-type="float" office:value="28407">
            <text:p>28407</text:p>
          </table:table-cell>
          <table:table-cell table:formula="of:=['Rohdaten - Worte'.O19]" office:value-type="float" office:value="1624">
            <text:p>1624</text:p>
          </table:table-cell>
          <table:table-cell table:formula="of:=['Rohdaten - Worte'.R19]" office:value-type="float" office:value="6295">
            <text:p>6295</text:p>
          </table:table-cell>
          <table:table-cell/>
          <table:table-cell table:formula="of:=['Rohdaten - Worte'.C19]" office:value-type="float" office:value="104441">
            <text:p>104441</text:p>
          </table:table-cell>
          <table:table-cell table:formula="of:=['Rohdaten - Worte'.T19]" office:value-type="float" office:value="196970">
            <text:p>196970</text:p>
          </table:table-cell>
          <table:table-cell/>
          <table:table-cell table:formula="of:=['Rohdaten - Worte'.C19]" office:value-type="float" office:value="104441">
            <text:p>104441</text:p>
          </table:table-cell>
          <table:table-cell table:formula="of:=['Rohdaten - Worte'.S19]" office:value-type="float" office:value="28407">
            <text:p>28407</text:p>
          </table:table-cell>
          <table:table-cell/>
          <table:table-cell table:formula="of:=['Rohdaten - Worte'.C19]" office:value-type="float" office:value="104441">
            <text:p>104441</text:p>
          </table:table-cell>
          <table:table-cell table:formula="of:=['Rohdaten - Worte'.O19]" office:value-type="float" office:value="1624">
            <text:p>1624</text:p>
          </table:table-cell>
          <table:table-cell/>
          <table:table-cell table:formula="of:=['Rohdaten - Worte'.C19]" office:value-type="float" office:value="104441">
            <text:p>104441</text:p>
          </table:table-cell>
          <table:table-cell table:formula="of:=['Rohdaten - Worte'.R19]" office:value-type="float" office:value="6295">
            <text:p>6295</text:p>
          </table:table-cell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number-columns-repeated="2"/>
          <table:table-cell>
            <draw:frame table:end-cell-address="Hilfsdaten.J43" table:end-x="0.209cm" table:end-y="0.395cm" draw:z-index="1" draw:style-name="gr1" svg:width="15.999cm" svg:height="9.02cm" svg:x="0.462cm" svg:y="0.423cm">
              <draw:object draw:notify-on-update-of-ranges="'Rohdaten - Worte'.C2:'Rohdaten - Worte'.C19 'Rohdaten - Worte'.C2:'Rohdaten - Worte'.C19 'Rohdaten - Worte'.F1:'Rohdaten - Worte'.F1 'Rohdaten - Worte'.F2:'Rohdaten - Worte'.F19 'Rohdaten - Worte'.C2:'Rohdaten - Worte'.C19 'Rohdaten - Worte'.E1:'Rohdaten - Worte'.E1 'Rohdaten - Worte'.E2:'Rohdaten - Worte'.E19 'Rohdaten - Worte'.C2:'Rohdaten - Worte'.C19 'Rohdaten - Worte'.G1:'Rohdaten - Worte'.G1 'Rohdaten - Worte'.G2:'Rohdaten - Worte'.G19 'Rohdaten - Worte'.C2:'Rohdaten - Worte'.C19 'Rohdaten - Worte'.H1:'Rohdaten - Worte'.H1 'Rohdaten - Worte'.H2:'Rohdaten - Worte'.H19 'Rohdaten - Worte'.C2:'Rohdaten - Worte'.C19 'Rohdaten - Worte'.I1:'Rohdaten - Worte'.I1 'Rohdaten - Worte'.I2:'Rohdaten - Worte'.I19 'Rohdaten - Worte'.C2:'Rohdaten - Worte'.C19 'Rohdaten - Worte'.J1:'Rohdaten - Worte'.J1 'Rohdaten - Worte'.J2:'Rohdaten - Worte'.J19 'Rohdaten - Worte'.C2:'Rohdaten - Worte'.C19 'Rohdaten - Worte'.K1:'Rohdaten - Worte'.K1 'Rohdaten - Worte'.K2:'Rohdaten - Worte'.K19 'Rohdaten - Worte'.C2:'Rohdaten - Worte'.C19 'Rohdaten - Worte'.L1:'Rohdaten - Worte'.L1 'Rohdaten - Worte'.L2:'Rohdaten - Worte'.L19 'Rohdaten - Worte'.C2:'Rohdaten - Worte'.C19 'Rohdaten - Worte'.M1:'Rohdaten - Worte'.M1 'Rohdaten - Worte'.M2:'Rohdaten - Worte'.M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2">
          <table:table-cell table:number-columns-repeated="11"/>
          <table:table-cell>
            <draw:frame table:end-cell-address="Hilfsdaten.S44" table:end-x="0.294cm" table:end-y="0.053cm" draw:z-index="0" draw:style-name="gr1" svg:width="15.999cm" svg:height="8.999cm" svg:x="0.102cm" svg:y="0.102cm">
              <draw:object draw:notify-on-update-of-ranges="Hilfsdaten.D3:Hilfsdaten.D20 Hilfsdaten.D3:Hilfsdaten.D20 Hilfsdaten.F2:Hilfsdaten.F2 Hilfsdaten.F3:Hilfsdaten.F20 Hilfsdaten.D3:Hilfsdaten.D20 Hilfsdaten.E2:Hilfsdaten.E2 Hilfsdaten.E3:Hilfsdaten.E20 Hilfsdaten.D3:Hilfsdaten.D20 Hilfsdaten.G2:Hilfsdaten.G2 Hilfsdaten.G3:Hilfsdaten.G20 Hilfsdaten.D3:Hilfsdaten.D20 Hilfsdaten.H2:Hilfsdaten.H2 Hilfsdaten.H3:Hilfsdaten.H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database-ranges>
        <table:database-range table:target-range-address="'Rohdaten - Worte'.A2:'Rohdaten - Worte'.C1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fo:padding="0.12cm" style:rotation-angle="270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.09.2012</text:date>, <text:time>12:5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Paassen</meta:initial-creator>
    <meta:creation-date>2012-08-15T14:10:55</meta:creation-date>
    <meta:generator>LibreOffice/3.3$Win32 LibreOffice_project/330m19$Build-401</meta:generator>
    <dc:date>2012-09-10T12:54:16.88</dc:date>
    <meta:editing-duration>PT14H7M15S</meta:editing-duration>
    <meta:editing-cycles>106</meta:editing-cycles>
    <meta:print-date>2012-08-28T17:19:21.92</meta:print-date>
    <meta:document-statistic meta:table-count="6" meta:cell-count="86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cm" svg:y="3.478cm" chart:style-name="ch2"/>
        <chart:plot-area chart:style-name="ch3" table:cell-range-address="Hilfsdaten.D2:Hilfsdaten.H20" chart:data-source-has-labels="both" svg:x="1.358cm" svg:y="0.855cm" svg:width="12.082cm" svg:height="6.957cm">
          <chartooo:coordinate-region svg:x="2.72cm" svg:y="1.067cm" svg:width="10.163cm" svg:height="6.072cm"/>
          <chart:axis chart:dimension="x" chart:name="primary-x" chart:style-name="ch4">
            <chart:title svg:x="6.23cm" svg:y="7.993cm" chart:style-name="ch5">
              <text:p>Indizierte Worte</text:p>
            </chart:title>
            <chart:categories table:cell-range-address="Hilfsdaten.D3:Hilfsdaten.D20"/>
          </chart:axis>
          <chart:axis chart:dimension="y" chart:name="primary-y" chart:style-name="ch4">
            <chart:title svg:x="0.451cm" svg:y="5.303cm" chart:style-name="ch6">
              <text:p>Laufzeit [ms]</text:p>
            </chart:title>
            <chart:grid chart:style-name="ch7" chart:class="major"/>
          </chart:axis>
          <chart:series chart:style-name="ch8" chart:values-cell-range-address="Hilfsdaten.F3:Hilfsdaten.F20" chart:label-cell-address="Hilfsdaten.F2:Hilfsdaten.F2" chart:class="chart:scatter">
            <chart:domain table:cell-range-address="Hilfsdaten.D3:Hilfsdaten.D20"/>
            <chart:data-point chart:repeated="18"/>
          </chart:series>
          <chart:series chart:style-name="ch9" chart:values-cell-range-address="Hilfsdaten.E3:Hilfsdaten.E20" chart:label-cell-address="Hilfsdaten.E2:Hilfsdaten.E2" chart:class="chart:scatter">
            <chart:data-point chart:repeated="18"/>
          </chart:series>
          <chart:series chart:style-name="ch10" chart:values-cell-range-address="Hilfsdaten.G3:Hilfsdaten.G20" chart:label-cell-address="Hilfsdaten.G2:Hilfsdaten.G2" chart:class="chart:scatter">
            <chart:data-point chart:repeated="18"/>
          </chart:series>
          <chart:series chart:style-name="ch11" chart:values-cell-range-address="Hilfsdaten.H3:Hilfsdaten.H20" chart:label-cell-address="Hilfsdaten.H2:Hilfsdaten.H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dd</text:p>
                <draw:g>
                  <svg:desc>Hilfsdaten.F2:Hilfsdaten.F2</svg:desc>
                </draw:g>
              </table:table-cell>
              <table:table-cell office:value-type="string">
                <text:p>parse</text:p>
                <draw:g>
                  <svg:desc>Hilfsdaten.E2:Hilfsdaten.E2</svg:desc>
                </draw:g>
              </table:table-cell>
              <table:table-cell office:value-type="string">
                <text:p>inexact</text:p>
                <draw:g>
                  <svg:desc>Hilfsdaten.G2:Hilfsdaten.G2</svg:desc>
                </draw:g>
              </table:table-cell>
              <table:table-cell office:value-type="string">
                <text:p>remove</text:p>
                <draw:g>
                  <svg:desc>Hilfsdaten.H2:Hilfsdaten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Hilfsdaten.D3:Hilfsdaten.D20</svg:desc>
                </draw:g>
              </table:table-cell>
              <table:table-cell office:value-type="float" office:value="4450">
                <text:p>4450</text:p>
                <draw:g>
                  <svg:desc>Hilfsdaten.D3:Hilfsdaten.D20</svg:desc>
                </draw:g>
              </table:table-cell>
              <table:table-cell office:value-type="float" office:value="639">
                <text:p>639</text:p>
                <draw:g>
                  <svg:desc>Hilfsdaten.F3:Hilfsdaten.F20</svg:desc>
                </draw:g>
              </table:table-cell>
              <table:table-cell office:value-type="float" office:value="789">
                <text:p>789</text:p>
                <draw:g>
                  <svg:desc>Hilfsdaten.E3:Hilfsdaten.E20</svg:desc>
                </draw:g>
              </table:table-cell>
              <table:table-cell office:value-type="float" office:value="571">
                <text:p>571</text:p>
                <draw:g>
                  <svg:desc>Hilfsdaten.G3:Hilfsdaten.G20</svg:desc>
                </draw:g>
              </table:table-cell>
              <table:table-cell office:value-type="float" office:value="31">
                <text:p>31</text:p>
                <draw:g>
                  <svg:desc>Hilfsdaten.H3:Hilfsdaten.H20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1062">
                <text:p>1062</text:p>
              </table:table-cell>
              <table:table-cell office:value-type="float" office:value="769">
                <text:p>769</text:p>
              </table:table-cell>
              <table:table-cell office:value-type="float" office:value="439">
                <text:p>4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1367">
                <text:p>1367</text:p>
              </table:table-cell>
              <table:table-cell office:value-type="float" office:value="755">
                <text:p>755</text:p>
              </table:table-cell>
              <table:table-cell office:value-type="float" office:value="325">
                <text:p>3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2261">
                <text:p>2261</text:p>
              </table:table-cell>
              <table:table-cell office:value-type="float" office:value="981">
                <text:p>981</text:p>
              </table:table-cell>
              <table:table-cell office:value-type="float" office:value="453">
                <text:p>4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3450">
                <text:p>3450</text:p>
              </table:table-cell>
              <table:table-cell office:value-type="float" office:value="868">
                <text:p>868</text:p>
              </table:table-cell>
              <table:table-cell office:value-type="float" office:value="544">
                <text:p>54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4607">
                <text:p>4607</text:p>
              </table:table-cell>
              <table:table-cell office:value-type="float" office:value="949">
                <text:p>949</text:p>
              </table:table-cell>
              <table:table-cell office:value-type="float" office:value="733">
                <text:p>73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7228">
                <text:p>7228</text:p>
              </table:table-cell>
              <table:table-cell office:value-type="float" office:value="1014">
                <text:p>1014</text:p>
              </table:table-cell>
              <table:table-cell office:value-type="float" office:value="820">
                <text:p>8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6540">
                <text:p>6540</text:p>
              </table:table-cell>
              <table:table-cell office:value-type="float" office:value="3276">
                <text:p>3276</text:p>
              </table:table-cell>
              <table:table-cell office:value-type="float" office:value="958">
                <text:p>95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8861">
                <text:p>8861</text:p>
              </table:table-cell>
              <table:table-cell office:value-type="float" office:value="27312">
                <text:p>27312</text:p>
              </table:table-cell>
              <table:table-cell office:value-type="float" office:value="1323">
                <text:p>132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9539">
                <text:p>9539</text:p>
              </table:table-cell>
              <table:table-cell office:value-type="float" office:value="31020">
                <text:p>31020</text:p>
              </table:table-cell>
              <table:table-cell office:value-type="float" office:value="704">
                <text:p>70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10816">
                <text:p>10816</text:p>
              </table:table-cell>
              <table:table-cell office:value-type="float" office:value="47638">
                <text:p>47638</text:p>
              </table:table-cell>
              <table:table-cell office:value-type="float" office:value="1044">
                <text:p>104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12084">
                <text:p>12084</text:p>
              </table:table-cell>
              <table:table-cell office:value-type="float" office:value="56685">
                <text:p>56685</text:p>
              </table:table-cell>
              <table:table-cell office:value-type="float" office:value="970">
                <text:p>97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13911">
                <text:p>13911</text:p>
              </table:table-cell>
              <table:table-cell office:value-type="float" office:value="78685">
                <text:p>78685</text:p>
              </table:table-cell>
              <table:table-cell office:value-type="float" office:value="1152">
                <text:p>115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17161">
                <text:p>17161</text:p>
              </table:table-cell>
              <table:table-cell office:value-type="float" office:value="86540">
                <text:p>86540</text:p>
              </table:table-cell>
              <table:table-cell office:value-type="float" office:value="1318">
                <text:p>1318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17405">
                <text:p>17405</text:p>
              </table:table-cell>
              <table:table-cell office:value-type="float" office:value="97498">
                <text:p>97498</text:p>
              </table:table-cell>
              <table:table-cell office:value-type="float" office:value="1940">
                <text:p>194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21785">
                <text:p>21785</text:p>
              </table:table-cell>
              <table:table-cell office:value-type="float" office:value="148325">
                <text:p>148325</text:p>
              </table:table-cell>
              <table:table-cell office:value-type="float" office:value="2365">
                <text:p>2365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23838">
                <text:p>23838</text:p>
              </table:table-cell>
              <table:table-cell office:value-type="float" office:value="169418">
                <text:p>169418</text:p>
              </table:table-cell>
              <table:table-cell office:value-type="float" office:value="1590">
                <text:p>1590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28407">
                <text:p>28407</text:p>
              </table:table-cell>
              <table:table-cell office:value-type="float" office:value="196970">
                <text:p>196970</text:p>
              </table:table-cell>
              <table:table-cell office:value-type="float" office:value="1624">
                <text:p>1624</text:p>
              </table:table-cell>
              <table:table-cell office:value-type="float" office:value="6295">
                <text:p>6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397cm" svg:y="0.376cm" chart:style-name="ch2">
          <text:p>Entfernen von Dokumenten</text:p>
        </chart:title>
        <chart:plot-area chart:style-name="ch3" table:cell-range-address="'Rohdaten - Vorkommen'.A2:'Rohdaten - Vorkommen'.A19 'Rohdaten - Vorkommen'.I1:'Rohdaten - Vorkommen'.I19" chart:data-source-has-labels="both" svg:x="1.42cm" svg:y="1.853cm" svg:width="15.861cm" svg:height="8.779cm">
          <chartooo:coordinate-region svg:x="2.412cm" svg:y="2.052cm" svg:width="14.869cm" svg:height="7.827cm"/>
          <chart:axis chart:dimension="x" chart:name="primary-x" chart:style-name="ch4">
            <chart:title svg:x="7.428cm" svg:y="10.872cm" chart:style-name="ch5">
              <text:p>Indizierte Vorkommen</text:p>
            </chart:title>
            <chart:categories table:cell-range-address="'Rohdaten - Vorkommen'.A2:'Rohdaten - Vorkommen'.A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I2:'Rohdaten - Vorkommen'.I19" chart:label-cell-address="'Rohdaten - Vorkommen'.I1:'Rohdaten - Vorkommen'.I1" chart:class="chart:scatter">
            <chart:domain table:cell-range-address="'Rohdaten - Vorkommen'.A2:'Rohdaten - Vorkommen'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tfernen</text:p>
                <draw:g>
                  <svg:desc>'Rohdaten - Vorkommen'.I1:'Rohdaten - Vorkommen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236">
                <text:p>236</text:p>
                <draw:g>
                  <svg:desc>'Rohdaten - Vorkommen'.I2:'Rohdaten - Vorkommen'.I19</svg:desc>
                </draw:g>
              </table:table-cell>
            </table:table-row>
            <table:table-row>
              <table:table-cell office:value-type="string">
                <text:p>50368</text:p>
              </table:table-cell>
              <table:table-cell office:value-type="float" office:value="50368">
                <text:p>503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887</text:p>
              </table:table-cell>
              <table:table-cell office:value-type="float" office:value="62887">
                <text:p>6288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4403</text:p>
              </table:table-cell>
              <table:table-cell office:value-type="float" office:value="84403">
                <text:p>8440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03157</text:p>
              </table:table-cell>
              <table:table-cell office:value-type="float" office:value="103157">
                <text:p>10315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5104</text:p>
              </table:table-cell>
              <table:table-cell office:value-type="float" office:value="125104">
                <text:p>12510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1084</text:p>
              </table:table-cell>
              <table:table-cell office:value-type="float" office:value="141084">
                <text:p>14108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9602</text:p>
              </table:table-cell>
              <table:table-cell office:value-type="float" office:value="189602">
                <text:p>189602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01824</text:p>
              </table:table-cell>
              <table:table-cell office:value-type="float" office:value="201824">
                <text:p>201824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225046</text:p>
              </table:table-cell>
              <table:table-cell office:value-type="float" office:value="225046">
                <text:p>225046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45076</text:p>
              </table:table-cell>
              <table:table-cell office:value-type="float" office:value="245076">
                <text:p>245076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68675</text:p>
              </table:table-cell>
              <table:table-cell office:value-type="float" office:value="268675">
                <text:p>268675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86584</text:p>
              </table:table-cell>
              <table:table-cell office:value-type="float" office:value="286584">
                <text:p>286584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302149</text:p>
              </table:table-cell>
              <table:table-cell office:value-type="float" office:value="302149">
                <text:p>302149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322094</text:p>
              </table:table-cell>
              <table:table-cell office:value-type="float" office:value="322094">
                <text:p>322094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346448</text:p>
              </table:table-cell>
              <table:table-cell office:value-type="float" office:value="346448">
                <text:p>346448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364221</text:p>
              </table:table-cell>
              <table:table-cell office:value-type="float" office:value="364221">
                <text:p>364221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69325</text:p>
              </table:table-cell>
              <table:table-cell office:value-type="float" office:value="369325">
                <text:p>369325</text:p>
              </table:table-cell>
              <table:table-cell office:value-type="float" office:value="6629">
                <text:p>66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516cm" svg:y="0.376cm" chart:style-name="ch2">
          <text:p>Inexakte Suche (3 Zeichen)</text:p>
        </chart:title>
        <chart:plot-area chart:style-name="ch3" table:cell-range-address="'Rohdaten - Vorkommen'.A2:'Rohdaten - Vorkommen'.A19 'Rohdaten - Vorkommen'.K1:'Rohdaten - Vorkommen'.K19" chart:data-source-has-labels="both" svg:x="1.42cm" svg:y="1.853cm" svg:width="15.861cm" svg:height="8.779cm">
          <chartooo:coordinate-region svg:x="2.412cm" svg:y="2.052cm" svg:width="14.869cm" svg:height="7.827cm"/>
          <chart:axis chart:dimension="x" chart:name="primary-x" chart:style-name="ch4">
            <chart:title svg:x="7.428cm" svg:y="10.872cm" chart:style-name="ch5">
              <text:p>Indizierte Vorkommen</text:p>
            </chart:title>
            <chart:categories table:cell-range-address="'Rohdaten - Vorkommen'.A2:'Rohdaten - Vorkommen'.A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K2:'Rohdaten - Vorkommen'.K19" chart:label-cell-address="'Rohdaten - Vorkommen'.K1:'Rohdaten - Vorkommen'.K1" chart:class="chart:scatter">
            <chart:domain table:cell-range-address="'Rohdaten - Vorkommen'.A2:'Rohdaten - Vorkommen'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exakt1</text:p>
                <draw:g>
                  <svg:desc>'Rohdaten - Vorkommen'.K1:'Rohdaten - Vorkommen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327">
                <text:p>327</text:p>
                <draw:g>
                  <svg:desc>'Rohdaten - Vorkommen'.K2:'Rohdaten - Vorkommen'.K19</svg:desc>
                </draw:g>
              </table:table-cell>
            </table:table-row>
            <table:table-row>
              <table:table-cell office:value-type="string">
                <text:p>50368</text:p>
              </table:table-cell>
              <table:table-cell office:value-type="float" office:value="50368">
                <text:p>5036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2887</text:p>
              </table:table-cell>
              <table:table-cell office:value-type="float" office:value="62887">
                <text:p>6288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4403</text:p>
              </table:table-cell>
              <table:table-cell office:value-type="float" office:value="84403">
                <text:p>844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3157</text:p>
              </table:table-cell>
              <table:table-cell office:value-type="float" office:value="103157">
                <text:p>10315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5104</text:p>
              </table:table-cell>
              <table:table-cell office:value-type="float" office:value="125104">
                <text:p>12510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1084</text:p>
              </table:table-cell>
              <table:table-cell office:value-type="float" office:value="141084">
                <text:p>14108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89602</text:p>
              </table:table-cell>
              <table:table-cell office:value-type="float" office:value="189602">
                <text:p>18960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01824</text:p>
              </table:table-cell>
              <table:table-cell office:value-type="float" office:value="201824">
                <text:p>20182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25046</text:p>
              </table:table-cell>
              <table:table-cell office:value-type="float" office:value="225046">
                <text:p>22504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45076</text:p>
              </table:table-cell>
              <table:table-cell office:value-type="float" office:value="245076">
                <text:p>24507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68675</text:p>
              </table:table-cell>
              <table:table-cell office:value-type="float" office:value="268675">
                <text:p>268675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86584</text:p>
              </table:table-cell>
              <table:table-cell office:value-type="float" office:value="286584">
                <text:p>286584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302149</text:p>
              </table:table-cell>
              <table:table-cell office:value-type="float" office:value="302149">
                <text:p>30214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322094</text:p>
              </table:table-cell>
              <table:table-cell office:value-type="float" office:value="322094">
                <text:p>32209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46448</text:p>
              </table:table-cell>
              <table:table-cell office:value-type="float" office:value="346448">
                <text:p>346448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64221</text:p>
              </table:table-cell>
              <table:table-cell office:value-type="float" office:value="364221">
                <text:p>364221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369325</text:p>
              </table:table-cell>
              <table:table-cell office:value-type="float" office:value="369325">
                <text:p>369325</text:p>
              </table:table-cell>
              <table:table-cell office:value-type="float" office:value="1702">
                <text:p>17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079cm" svg:y="0.376cm" chart:style-name="ch2">
          <text:p>Reguläre Ausdrücke (3 Zeichen)</text:p>
        </chart:title>
        <chart:plot-area chart:style-name="ch3" table:cell-range-address="'Rohdaten - Vorkommen'.J1:'Rohdaten - Vorkommen'.J19 'Rohdaten - Vorkommen'.A2:'Rohdaten - Vorkommen'.A19" chart:data-source-has-labels="both" svg:x="1.42cm" svg:y="1.853cm" svg:width="15.861cm" svg:height="8.779cm">
          <chartooo:coordinate-region svg:x="2.412cm" svg:y="2.052cm" svg:width="14.869cm" svg:height="7.827cm"/>
          <chart:axis chart:dimension="x" chart:name="primary-x" chart:style-name="ch4">
            <chart:title svg:x="7.428cm" svg:y="10.872cm" chart:style-name="ch5">
              <text:p>Indizierte Vorkommen</text:p>
            </chart:title>
            <chart:categories table:cell-range-address="'Rohdaten - Vorkommen'.J2:'Rohdaten - Vorkommen'.J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J2:'Rohdaten - Vorkommen'.J19" chart:label-cell-address="'Rohdaten - Vorkommen'.J1:'Rohdaten - Vorkommen'.J1" chart:class="chart:scatter">
            <chart:domain table:cell-range-address="'Rohdaten - Vorkommen'.A2:'Rohdaten - Vorkommen'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ex</text:p>
                <draw:g>
                  <svg:desc>'Rohdaten - Vorkommen'.J1:'Rohdaten - Vorkommen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82</text:p>
                <draw:g>
                  <svg:desc>'Rohdaten - Vorkommen'.J2:'Rohdaten - Vorkommen'.J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682">
                <text:p>682</text:p>
                <draw:g>
                  <svg:desc>'Rohdaten - Vorkommen'.J2:'Rohdaten - Vorkommen'.J19</svg:desc>
                </draw:g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368">
                <text:p>503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887">
                <text:p>6288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403">
                <text:p>8440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3157">
                <text:p>10315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5104">
                <text:p>12510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1084">
                <text:p>14108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9602">
                <text:p>18960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1824">
                <text:p>201824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25046">
                <text:p>22504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45076">
                <text:p>24507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68675">
                <text:p>26867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86584">
                <text:p>286584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02149">
                <text:p>302149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22094">
                <text:p>32209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46448">
                <text:p>346448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4221">
                <text:p>364221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69325">
                <text:p>369325</text:p>
              </table:table-cell>
              <table:table-cell office:value-type="float" office:value="1906">
                <text:p>19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80" chart:interval-major="1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397cm" svg:y="0.376cm" chart:style-name="ch2">
          <text:p>Entfernen von Dokumenten</text:p>
        </chart:title>
        <chart:plot-area chart:style-name="ch3" table:cell-range-address="'Rohdaten - Vorkommen'.A2:'Rohdaten - Vorkommen'.A19 'Rohdaten - Vorkommen'.D2:'Rohdaten - Vorkommen'.D19 'Rohdaten - Vorkommen'.I1:'Rohdaten - Vorkommen'.I19" chart:data-source-has-labels="both" svg:x="1.42cm" svg:y="1.853cm" svg:width="15.861cm" svg:height="8.779cm">
          <chartooo:coordinate-region svg:x="2.412cm" svg:y="2.052cm" svg:width="14.656cm" svg:height="7.827cm"/>
          <chart:axis chart:dimension="x" chart:name="primary-x" chart:style-name="ch4">
            <chart:title svg:x="7.481cm" svg:y="10.872cm" chart:style-name="ch5">
              <text:p>Indizierte Dokumente</text:p>
            </chart:title>
            <chart:categories table:cell-range-address="'Rohdaten - Vorkommen'.A2:'Rohdaten - Vorkommen'.A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I2:'Rohdaten - Vorkommen'.I19" chart:label-cell-address="'Rohdaten - Vorkommen'.I1:'Rohdaten - Vorkommen'.I1" chart:class="chart:scatter">
            <chart:domain table:cell-range-address="'Rohdaten - Vorkommen'.D2:'Rohdaten - Vorkommen'.D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ntfernen</text:p>
                <draw:g>
                  <svg:desc>'Rohdaten - Vorkommen'.I1:'Rohdaten - Vorkommen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6">
                <text:p>6</text:p>
                <draw:g>
                  <svg:desc>'Rohdaten - Vorkommen'.D2:'Rohdaten - Vorkommen'.D19</svg:desc>
                </draw:g>
              </table:table-cell>
              <table:table-cell office:value-type="float" office:value="236">
                <text:p>236</text:p>
                <draw:g>
                  <svg:desc>'Rohdaten - Vorkommen'.I2:'Rohdaten - Vorkommen'.I19</svg:desc>
                </draw:g>
              </table:table-cell>
            </table:table-row>
            <table:table-row>
              <table:table-cell office:value-type="string">
                <text:p>50368</text:p>
              </table:table-cell>
              <table:table-cell office:value-type="float" office:value="12">
                <text:p>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887</text:p>
              </table:table-cell>
              <table:table-cell office:value-type="float" office:value="15">
                <text:p>1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4403</text:p>
              </table:table-cell>
              <table:table-cell office:value-type="float" office:value="18">
                <text:p>1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03157</text:p>
              </table:table-cell>
              <table:table-cell office:value-type="float" office:value="21">
                <text:p>21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5104</text:p>
              </table:table-cell>
              <table:table-cell office:value-type="float" office:value="23">
                <text:p>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1084</text:p>
              </table:table-cell>
              <table:table-cell office:value-type="float" office:value="25">
                <text:p>2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9602</text:p>
              </table:table-cell>
              <table:table-cell office:value-type="float" office:value="36">
                <text:p>3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01824</text:p>
              </table:table-cell>
              <table:table-cell office:value-type="float" office:value="38">
                <text:p>38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225046</text:p>
              </table:table-cell>
              <table:table-cell office:value-type="float" office:value="42">
                <text:p>42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45076</text:p>
              </table:table-cell>
              <table:table-cell office:value-type="float" office:value="46">
                <text:p>46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68675</text:p>
              </table:table-cell>
              <table:table-cell office:value-type="float" office:value="53">
                <text:p>53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86584</text:p>
              </table:table-cell>
              <table:table-cell office:value-type="float" office:value="60">
                <text:p>6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302149</text:p>
              </table:table-cell>
              <table:table-cell office:value-type="float" office:value="63">
                <text:p>63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322094</text:p>
              </table:table-cell>
              <table:table-cell office:value-type="float" office:value="67">
                <text:p>67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346448</text:p>
              </table:table-cell>
              <table:table-cell office:value-type="float" office:value="69">
                <text:p>69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364221</text:p>
              </table:table-cell>
              <table:table-cell office:value-type="float" office:value="72">
                <text:p>72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69325</text:p>
              </table:table-cell>
              <table:table-cell office:value-type="float" office:value="76">
                <text:p>76</text:p>
              </table:table-cell>
              <table:table-cell office:value-type="float" office:value="6629">
                <text:p>66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8000000" chart:interval-major="100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0.001cm" xlink:href=".." xlink:type="simple" chart:class="chart:scatter" chart:style-name="ch1">
        <chart:title svg:x="6.397cm" svg:y="0.336cm" chart:style-name="ch2">
          <text:p>Entfernen von Dokumenten</text:p>
        </chart:title>
        <chart:plot-area chart:style-name="ch3" table:cell-range-address="'Rohdaten - Worte'.C2:'Rohdaten - Worte'.D19 'Rohdaten - Worte'.R1:'Rohdaten - Worte'.R19" chart:data-source-has-labels="both" svg:x="1.42cm" svg:y="1.693cm" svg:width="15.861cm" svg:height="6.979cm">
          <chartooo:coordinate-region svg:x="2.412cm" svg:y="1.892cm" svg:width="14.126cm" svg:height="6.027cm"/>
          <chart:axis chart:dimension="x" chart:name="primary-x" chart:style-name="ch4">
            <chart:title svg:x="5.959cm" svg:y="8.872cm" chart:style-name="ch5">
              <text:p>Indizierte Worte * Indizierte Dokumen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6.15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R2:'Rohdaten - Worte'.R19" chart:label-cell-address="'Rohdaten - Worte'.R1:'Rohdaten - Worte'.R1" chart:class="chart:scatter">
            <chart:domain table:cell-range-address="'Rohdaten - Worte'.D2:'Rohdaten - Worte'.D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move [ms]</text:p>
                <draw:g>
                  <svg:desc>'Rohdaten - Worte'.R1:'Rohdaten - Worte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8900">
                <text:p>8900</text:p>
                <draw:g>
                  <svg:desc>'Rohdaten - Worte'.D2:'Rohdaten - Worte'.D19</svg:desc>
                </draw:g>
              </table:table-cell>
              <table:table-cell office:value-type="float" office:value="31">
                <text:p>31</text:p>
                <draw:g>
                  <svg:desc>'Rohdaten - Worte'.R2:'Rohdaten - Worte'.R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15628">
                <text:p>156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23990">
                <text:p>239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32260">
                <text:p>322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45586">
                <text:p>455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54722">
                <text:p>547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64420">
                <text:p>644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890240">
                <text:p>8902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1303674">
                <text:p>130367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1593648">
                <text:p>159364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1922583">
                <text:p>1922583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2547750">
                <text:p>254775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3014110">
                <text:p>301411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3642950">
                <text:p>3642950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4419684">
                <text:p>441968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5298242">
                <text:p>5298242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6237441">
                <text:p>6237441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7937516">
                <text:p>7937516</text:p>
              </table:table-cell>
              <table:table-cell office:value-type="float" office:value="6295">
                <text:p>62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10000" chart:interval-major="2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2cm" svg:y="0.316cm" chart:style-name="ch2">
          <text:p>Parsen von Dokumenten (Tika)</text:p>
        </chart:title>
        <chart:plot-area chart:style-name="ch3" table:cell-range-address="'Rohdaten - Worte'.C2:'Rohdaten - Worte'.C19 'Rohdaten - Worte'.T1:'Rohdaten - Worte'.T19" chart:data-source-has-labels="both" svg:x="1.38cm" svg:y="1.613cm" svg:width="13.98cm" svg:height="6.078cm">
          <chartooo:coordinate-region svg:x="2.742cm" svg:y="1.812cm" svg:width="12.618cm" svg:height="5.126cm"/>
          <chart:axis chart:dimension="x" chart:name="primary-x" chart:style-name="ch4">
            <chart:title svg:x="6.95cm" svg:y="7.871cm" chart:style-name="ch5">
              <text:p>Indizierte Wor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5.62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T2:'Rohdaten - Worte'.T19" chart:label-cell-address="'Rohdaten - Worte'.T1:'Rohdaten - Worte'.T1" chart:class="chart:scatter">
            <chart:domain table:cell-range-address="'Rohdaten - Worte'.C2:'Rohdaten - Worte'.C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seDocument [ms]</text:p>
                <draw:g>
                  <svg:desc>'Rohdaten - Worte'.T1:'Rohdaten - Worte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789">
                <text:p>789</text:p>
                <draw:g>
                  <svg:desc>'Rohdaten - Worte'.T2:'Rohdaten - Worte'.T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31020">
                <text:p>31020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47638">
                <text:p>47638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56685">
                <text:p>56685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78685">
                <text:p>78685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86540">
                <text:p>86540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97498">
                <text:p>97498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148325">
                <text:p>148325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169418">
                <text:p>169418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196970">
                <text:p>19697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2cm" svg:y="0.316cm" chart:style-name="ch2">
          <text:p>Parsen von Dokumenten (Tika)</text:p>
        </chart:title>
        <chart:plot-area chart:style-name="ch3" table:cell-range-address="'Rohdaten - Worte'.C2:'Rohdaten - Worte'.D19 'Rohdaten - Worte'.T1:'Rohdaten - Worte'.T19" chart:data-source-has-labels="both" svg:x="1.38cm" svg:y="1.613cm" svg:width="13.98cm" svg:height="6.078cm">
          <chartooo:coordinate-region svg:x="2.742cm" svg:y="1.812cm" svg:width="11.77cm" svg:height="5.126cm"/>
          <chart:axis chart:dimension="x" chart:name="primary-x" chart:style-name="ch4">
            <chart:title svg:x="5.257cm" svg:y="7.871cm" chart:style-name="ch5">
              <text:p>Indizierte Dateien  * Indizierte Wor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5.62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T2:'Rohdaten - Worte'.T19" chart:label-cell-address="'Rohdaten - Worte'.T1:'Rohdaten - Worte'.T1" chart:class="chart:scatter">
            <chart:domain table:cell-range-address="'Rohdaten - Worte'.D2:'Rohdaten - Worte'.D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arseDocument [ms]</text:p>
                <draw:g>
                  <svg:desc>'Rohdaten - Worte'.T1:'Rohdaten - Worte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8900">
                <text:p>8900</text:p>
                <draw:g>
                  <svg:desc>'Rohdaten - Worte'.D2:'Rohdaten - Worte'.D19</svg:desc>
                </draw:g>
              </table:table-cell>
              <table:table-cell office:value-type="float" office:value="789">
                <text:p>789</text:p>
                <draw:g>
                  <svg:desc>'Rohdaten - Worte'.T2:'Rohdaten - Worte'.T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15628">
                <text:p>1562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23990">
                <text:p>2399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32260">
                <text:p>322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45586">
                <text:p>4558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54722">
                <text:p>5472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64420">
                <text:p>6442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890240">
                <text:p>890240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1303674">
                <text:p>1303674</text:p>
              </table:table-cell>
              <table:table-cell office:value-type="float" office:value="27312">
                <text:p>27312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1593648">
                <text:p>1593648</text:p>
              </table:table-cell>
              <table:table-cell office:value-type="float" office:value="31020">
                <text:p>31020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1922583">
                <text:p>1922583</text:p>
              </table:table-cell>
              <table:table-cell office:value-type="float" office:value="47638">
                <text:p>47638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2547750">
                <text:p>2547750</text:p>
              </table:table-cell>
              <table:table-cell office:value-type="float" office:value="56685">
                <text:p>56685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3014110">
                <text:p>3014110</text:p>
              </table:table-cell>
              <table:table-cell office:value-type="float" office:value="78685">
                <text:p>78685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3642950">
                <text:p>3642950</text:p>
              </table:table-cell>
              <table:table-cell office:value-type="float" office:value="86540">
                <text:p>86540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4419684">
                <text:p>4419684</text:p>
              </table:table-cell>
              <table:table-cell office:value-type="float" office:value="97498">
                <text:p>97498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5298242">
                <text:p>5298242</text:p>
              </table:table-cell>
              <table:table-cell office:value-type="float" office:value="148325">
                <text:p>148325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6237441">
                <text:p>6237441</text:p>
              </table:table-cell>
              <table:table-cell office:value-type="float" office:value="169418">
                <text:p>169418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7937516">
                <text:p>7937516</text:p>
              </table:table-cell>
              <table:table-cell office:value-type="float" office:value="196970">
                <text:p>19697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132cm" svg:y="0.376cm" chart:style-name="ch2">
          <text:p>Parsen von Dokumenten (Tika)</text:p>
        </chart:title>
        <chart:plot-area chart:style-name="ch3" table:cell-range-address="'Rohdaten - Vorkommen'.G2:'Rohdaten - Vorkommen'.H19 'Rohdaten - Vorkommen'.A2:'Rohdaten - Vorkommen'.A19 'Rohdaten - Vorkommen'.H1:'Rohdaten - Vorkommen'.H1" chart:data-source-has-labels="both" svg:x="1.42cm" svg:y="1.853cm" svg:width="15.861cm" svg:height="8.779cm">
          <chartooo:coordinate-region svg:x="2.597cm" svg:y="2.052cm" svg:width="14.684cm" svg:height="7.827cm"/>
          <chart:axis chart:dimension="x" chart:name="primary-x" chart:style-name="ch4">
            <chart:title svg:x="7.428cm" svg:y="10.872cm" chart:style-name="ch5">
              <text:p>Indizierte Vorkommen</text:p>
            </chart:title>
            <chart:categories table:cell-range-address="'Rohdaten - Vorkommen'.G2:'Rohdaten - Vorkommen'.G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H2:'Rohdaten - Vorkommen'.H19" chart:label-cell-address="'Rohdaten - Vorkommen'.H1:'Rohdaten - Vorkommen'.H1" chart:class="chart:scatter">
            <chart:domain table:cell-range-address="'Rohdaten - Vorkommen'.A2:'Rohdaten - Vorkommen'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infügen</text:p>
                <draw:g>
                  <svg:desc>'Rohdaten - Vorkommen'.H1:'Rohdaten - Vorkomme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56</text:p>
                <draw:g>
                  <svg:desc>'Rohdaten - Vorkommen'.G2:'Rohdaten - Vorkommen'.G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1316">
                <text:p>1316</text:p>
                <draw:g>
                  <svg:desc>'Rohdaten - Vorkommen'.H2:'Rohdaten - Vorkommen'.H19</svg:desc>
                </draw:g>
              </table:table-cell>
            </table:table-row>
            <table:table-row>
              <table:table-cell office:value-type="string">
                <text:p>30224</text:p>
              </table:table-cell>
              <table:table-cell office:value-type="float" office:value="50368">
                <text:p>5036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4537</text:p>
              </table:table-cell>
              <table:table-cell office:value-type="float" office:value="62887">
                <text:p>62887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59864</text:p>
              </table:table-cell>
              <table:table-cell office:value-type="float" office:value="84403">
                <text:p>84403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73698</text:p>
              </table:table-cell>
              <table:table-cell office:value-type="float" office:value="103157">
                <text:p>103157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85018</text:p>
              </table:table-cell>
              <table:table-cell office:value-type="float" office:value="125104">
                <text:p>12510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92001</text:p>
              </table:table-cell>
              <table:table-cell office:value-type="float" office:value="141084">
                <text:p>141084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04018</text:p>
              </table:table-cell>
              <table:table-cell office:value-type="float" office:value="189602">
                <text:p>189602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110907</text:p>
              </table:table-cell>
              <table:table-cell office:value-type="float" office:value="201824">
                <text:p>201824</text:p>
              </table:table-cell>
              <table:table-cell office:value-type="float" office:value="15784">
                <text:p>15784</text:p>
              </table:table-cell>
            </table:table-row>
            <table:table-row>
              <table:table-cell office:value-type="string">
                <text:p>126774</text:p>
              </table:table-cell>
              <table:table-cell office:value-type="float" office:value="225046">
                <text:p>22504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39900</text:p>
              </table:table-cell>
              <table:table-cell office:value-type="float" office:value="245076">
                <text:p>245076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153956</text:p>
              </table:table-cell>
              <table:table-cell office:value-type="float" office:value="268675">
                <text:p>268675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string">
                <text:p>166381</text:p>
              </table:table-cell>
              <table:table-cell office:value-type="float" office:value="286584">
                <text:p>286584</text:p>
              </table:table-cell>
              <table:table-cell office:value-type="float" office:value="21224">
                <text:p>21224</text:p>
              </table:table-cell>
            </table:table-row>
            <table:table-row>
              <table:table-cell office:value-type="string">
                <text:p>175793</text:p>
              </table:table-cell>
              <table:table-cell office:value-type="float" office:value="302149">
                <text:p>302149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187353</text:p>
              </table:table-cell>
              <table:table-cell office:value-type="float" office:value="322094">
                <text:p>322094</text:p>
              </table:table-cell>
              <table:table-cell office:value-type="float" office:value="23355">
                <text:p>23355</text:p>
              </table:table-cell>
            </table:table-row>
            <table:table-row>
              <table:table-cell office:value-type="string">
                <text:p>202623</text:p>
              </table:table-cell>
              <table:table-cell office:value-type="float" office:value="346448">
                <text:p>346448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206781</text:p>
              </table:table-cell>
              <table:table-cell office:value-type="float" office:value="364221">
                <text:p>364221</text:p>
              </table:table-cell>
              <table:table-cell office:value-type="float" office:value="27326">
                <text:p>27326</text:p>
              </table:table-cell>
            </table:table-row>
            <table:table-row>
              <table:table-cell office:value-type="string">
                <text:p>217630</text:p>
              </table:table-cell>
              <table:table-cell office:value-type="float" office:value="369325">
                <text:p>369325</text:p>
              </table:table-cell>
              <table:table-cell office:value-type="float" office:value="27782">
                <text:p>277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6cm" svg:y="2.288cm" chart:style-name="ch2"/>
        <chart:plot-area chart:style-name="ch3" table:cell-range-address="'Rohdaten - Worte'.C2:'Rohdaten - Worte'.C19 'Rohdaten - Worte'.E1:'Rohdaten - Worte'.M19" chart:data-source-has-labels="both" svg:x="0.77cm" svg:y="0.855cm" svg:width="10.05cm" svg:height="7.545cm">
          <chartooo:coordinate-region svg:x="1.762cm" svg:y="1.067cm" svg:width="8.501cm" svg:height="6.66cm"/>
          <chart:axis chart:dimension="x" chart:name="primary-x" chart:style-name="ch4">
            <chart:categories table:cell-range-address="'Rohdaten - Worte'.C2:'Rohdaten - Worte'.C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ohdaten - Worte'.F2:'Rohdaten - Worte'.F19" chart:label-cell-address="'Rohdaten - Worte'.F1:'Rohdaten - Worte'.F1" chart:class="chart:scatter">
            <chart:domain table:cell-range-address="'Rohdaten - Worte'.C2:'Rohdaten - Worte'.C19"/>
            <chart:data-point chart:repeated="18"/>
          </chart:series>
          <chart:series chart:style-name="ch7" chart:values-cell-range-address="'Rohdaten - Worte'.E2:'Rohdaten - Worte'.E19" chart:label-cell-address="'Rohdaten - Worte'.E1:'Rohdaten - Worte'.E1" chart:class="chart:scatter">
            <chart:data-point chart:repeated="18"/>
          </chart:series>
          <chart:series chart:style-name="ch8" chart:values-cell-range-address="'Rohdaten - Worte'.G2:'Rohdaten - Worte'.G19" chart:label-cell-address="'Rohdaten - Worte'.G1:'Rohdaten - Worte'.G1" chart:class="chart:scatter">
            <chart:data-point chart:repeated="18"/>
          </chart:series>
          <chart:series chart:style-name="ch9" chart:values-cell-range-address="'Rohdaten - Worte'.H2:'Rohdaten - Worte'.H19" chart:label-cell-address="'Rohdaten - Worte'.H1:'Rohdaten - Worte'.H1" chart:class="chart:scatter">
            <chart:data-point chart:repeated="18"/>
          </chart:series>
          <chart:series chart:style-name="ch10" chart:values-cell-range-address="'Rohdaten - Worte'.I2:'Rohdaten - Worte'.I19" chart:label-cell-address="'Rohdaten - Worte'.I1:'Rohdaten - Worte'.I1" chart:class="chart:scatter">
            <chart:data-point chart:repeated="18"/>
          </chart:series>
          <chart:series chart:style-name="ch11" chart:values-cell-range-address="'Rohdaten - Worte'.J2:'Rohdaten - Worte'.J19" chart:label-cell-address="'Rohdaten - Worte'.J1:'Rohdaten - Worte'.J1" chart:class="chart:scatter">
            <chart:data-point chart:repeated="18"/>
          </chart:series>
          <chart:series chart:style-name="ch12" chart:values-cell-range-address="'Rohdaten - Worte'.K2:'Rohdaten - Worte'.K19" chart:label-cell-address="'Rohdaten - Worte'.K1:'Rohdaten - Worte'.K1" chart:class="chart:scatter">
            <chart:data-point chart:repeated="18"/>
          </chart:series>
          <chart:series chart:style-name="ch13" chart:values-cell-range-address="'Rohdaten - Worte'.L2:'Rohdaten - Worte'.L19" chart:label-cell-address="'Rohdaten - Worte'.L1:'Rohdaten - Worte'.L1" chart:class="chart:scatter">
            <chart:data-point chart:repeated="18"/>
          </chart:series>
          <chart:series chart:style-name="ch14" chart:values-cell-range-address="'Rohdaten - Worte'.M2:'Rohdaten - Worte'.M19" chart:label-cell-address="'Rohdaten - Worte'.M1:'Rohdaten - Worte'.M1" chart:class="chart:scatte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HashMap-Entry [Kb]</text:p>
                <draw:g>
                  <svg:desc>'Rohdaten - Worte'.F1:'Rohdaten - Worte'.F1</svg:desc>
                </draw:g>
              </table:table-cell>
              <table:table-cell office:value-type="string">
                <text:p>HashMap-Entry[] [Kb]</text:p>
                <draw:g>
                  <svg:desc>'Rohdaten - Worte'.E1:'Rohdaten - Worte'.E1</svg:desc>
                </draw:g>
              </table:table-cell>
              <table:table-cell office:value-type="string">
                <text:p>Occurence [Kb]</text:p>
                <draw:g>
                  <svg:desc>'Rohdaten - Worte'.G1:'Rohdaten - Worte'.G1</svg:desc>
                </draw:g>
              </table:table-cell>
              <table:table-cell office:value-type="string">
                <text:p>HashMap [Kb]</text:p>
                <draw:g>
                  <svg:desc>'Rohdaten - Worte'.H1:'Rohdaten - Worte'.H1</svg:desc>
                </draw:g>
              </table:table-cell>
              <table:table-cell office:value-type="string">
                <text:p>SuffixTreeEdge [Kb]</text:p>
                <draw:g>
                  <svg:desc>'Rohdaten - Worte'.I1:'Rohdaten - Worte'.I1</svg:desc>
                </draw:g>
              </table:table-cell>
              <table:table-cell office:value-type="string">
                <text:p>IntPointer [Kb]</text:p>
                <draw:g>
                  <svg:desc>'Rohdaten - Worte'.J1:'Rohdaten - Worte'.J1</svg:desc>
                </draw:g>
              </table:table-cell>
              <table:table-cell office:value-type="string">
                <text:p>HashSet [Kb]</text:p>
                <draw:g>
                  <svg:desc>'Rohdaten - Worte'.K1:'Rohdaten - Worte'.K1</svg:desc>
                </draw:g>
              </table:table-cell>
              <table:table-cell office:value-type="string">
                <text:p>SuffixTreeCharacter [Kb]</text:p>
                <draw:g>
                  <svg:desc>'Rohdaten - Worte'.L1:'Rohdaten - Worte'.L1</svg:desc>
                </draw:g>
              </table:table-cell>
              <table:table-cell office:value-type="string">
                <text:p>SuffixTreeLeaf [Kb]</text:p>
                <draw:g>
                  <svg:desc>'Rohdaten - Worte'.M1:'Rohdaten - Worte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16">
                <text:p>16</text:p>
                <draw:g>
                  <svg:desc>'Rohdaten - Worte'.F2:'Rohdaten - Worte'.F19</svg:desc>
                </draw:g>
              </table:table-cell>
              <table:table-cell office:value-type="float" office:value="18">
                <text:p>18</text:p>
                <draw:g>
                  <svg:desc>'Rohdaten - Worte'.E2:'Rohdaten - Worte'.E19</svg:desc>
                </draw:g>
              </table:table-cell>
              <table:table-cell office:value-type="float" office:value="9">
                <text:p>9</text:p>
                <draw:g>
                  <svg:desc>'Rohdaten - Worte'.G2:'Rohdaten - Worte'.G19</svg:desc>
                </draw:g>
              </table:table-cell>
              <table:table-cell office:value-type="float" office:value="12">
                <text:p>12</text:p>
                <draw:g>
                  <svg:desc>'Rohdaten - Worte'.H2:'Rohdaten - Worte'.H19</svg:desc>
                </draw:g>
              </table:table-cell>
              <table:table-cell office:value-type="float" office:value="5">
                <text:p>5</text:p>
                <draw:g>
                  <svg:desc>'Rohdaten - Worte'.I2:'Rohdaten - Worte'.I19</svg:desc>
                </draw:g>
              </table:table-cell>
              <table:table-cell office:value-type="float" office:value="3">
                <text:p>3</text:p>
                <draw:g>
                  <svg:desc>'Rohdaten - Worte'.J2:'Rohdaten - Worte'.J19</svg:desc>
                </draw:g>
              </table:table-cell>
              <table:table-cell office:value-type="float" office:value="2">
                <text:p>2</text:p>
                <draw:g>
                  <svg:desc>'Rohdaten - Worte'.K2:'Rohdaten - Worte'.K19</svg:desc>
                </draw:g>
              </table:table-cell>
              <table:table-cell office:value-type="float" office:value="2">
                <text:p>2</text:p>
                <draw:g>
                  <svg:desc>'Rohdaten - Worte'.L2:'Rohdaten - Worte'.L19</svg:desc>
                </draw:g>
              </table:table-cell>
              <table:table-cell office:value-type="float" office:value="2">
                <text:p>2</text:p>
                <draw:g>
                  <svg:desc>'Rohdaten - Worte'.M2:'Rohdaten - Worte'.M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83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177">
                <text:p>177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117">
                <text:p>117</text:p>
              </table:table-cell>
              <table:table-cell office:value-type="float" office:value="134">
                <text:p>134</text:p>
              </table:table-cell>
              <table:table-cell office:value-type="float" office:value="270">
                <text:p>270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140">
                <text:p>140</text:p>
              </table:table-cell>
              <table:table-cell office:value-type="float" office:value="172">
                <text:p>172</text:p>
              </table:table-cell>
              <table:table-cell office:value-type="float" office:value="276">
                <text:p>276</text:p>
              </table:table-cell>
              <table:table-cell office:value-type="float" office:value="107">
                <text:p>107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183">
                <text:p>183</text:p>
              </table:table-cell>
              <table:table-cell office:value-type="float" office:value="216">
                <text:p>216</text:p>
              </table:table-cell>
              <table:table-cell office:value-type="float" office:value="376">
                <text:p>376</text:p>
              </table:table-cell>
              <table:table-cell office:value-type="float" office:value="133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204">
                <text:p>204</text:p>
              </table:table-cell>
              <table:table-cell office:value-type="float" office:value="240">
                <text:p>240</text:p>
              </table:table-cell>
              <table:table-cell office:value-type="float" office:value="393">
                <text:p>393</text:p>
              </table:table-cell>
              <table:table-cell office:value-type="float" office:value="146">
                <text:p>146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220">
                <text:p>220</text:p>
              </table:table-cell>
              <table:table-cell office:value-type="float" office:value="252">
                <text:p>252</text:p>
              </table:table-cell>
              <table:table-cell office:value-type="float" office:value="487">
                <text:p>487</text:p>
              </table:table-cell>
              <table:table-cell office:value-type="float" office:value="156">
                <text:p>156</text:p>
              </table:table-cell>
              <table:table-cell office:value-type="float" office:value="66">
                <text:p>66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275">
                <text:p>275</text:p>
              </table:table-cell>
              <table:table-cell office:value-type="float" office:value="309">
                <text:p>309</text:p>
              </table:table-cell>
              <table:table-cell office:value-type="float" office:value="524">
                <text:p>524</text:p>
              </table:table-cell>
              <table:table-cell office:value-type="float" office:value="194">
                <text:p>194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303">
                <text:p>303</text:p>
              </table:table-cell>
              <table:table-cell office:value-type="float" office:value="418">
                <text:p>418</text:p>
              </table:table-cell>
              <table:table-cell office:value-type="float" office:value="589">
                <text:p>589</text:p>
              </table:table-cell>
              <table:table-cell office:value-type="float" office:value="209">
                <text:p>209</text:p>
              </table:table-cell>
              <table:table-cell office:value-type="float" office:value="89">
                <text:p>89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354">
                <text:p>354</text:p>
              </table:table-cell>
              <table:table-cell office:value-type="float" office:value="396">
                <text:p>396</text:p>
              </table:table-cell>
              <table:table-cell office:value-type="float" office:value="650">
                <text:p>650</text:p>
              </table:table-cell>
              <table:table-cell office:value-type="float" office:value="242">
                <text:p>242</text:p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408">
                <text:p>408</text:p>
              </table:table-cell>
              <table:table-cell office:value-type="float" office:value="455">
                <text:p>455</text:p>
              </table:table-cell>
              <table:table-cell office:value-type="float" office:value="717">
                <text:p>717</text:p>
              </table:table-cell>
              <table:table-cell office:value-type="float" office:value="276">
                <text:p>276</text:p>
              </table:table-cell>
              <table:table-cell office:value-type="float" office:value="118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462">
                <text:p>462</text:p>
              </table:table-cell>
              <table:table-cell office:value-type="float" office:value="510">
                <text:p>510</text:p>
              </table:table-cell>
              <table:table-cell office:value-type="float" office:value="843">
                <text:p>843</text:p>
              </table:table-cell>
              <table:table-cell office:value-type="float" office:value="305">
                <text:p>305</text:p>
              </table:table-cell>
              <table:table-cell office:value-type="float" office:value="132">
                <text:p>132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514">
                <text:p>514</text:p>
              </table:table-cell>
              <table:table-cell office:value-type="float" office:value="1599">
                <text:p>1599</text:p>
              </table:table-cell>
              <table:table-cell office:value-type="float" office:value="970">
                <text:p>970</text:p>
              </table:table-cell>
              <table:table-cell office:value-type="float" office:value="334">
                <text:p>334</text:p>
              </table:table-cell>
              <table:table-cell office:value-type="float" office:value="143">
                <text:p>143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552">
                <text:p>552</text:p>
              </table:table-cell>
              <table:table-cell office:value-type="float" office:value="623">
                <text:p>623</text:p>
              </table:table-cell>
              <table:table-cell office:value-type="float" office:value="1038">
                <text:p>1038</text:p>
              </table:table-cell>
              <table:table-cell office:value-type="float" office:value="187">
                <text:p>187</text:p>
              </table:table-cell>
              <table:table-cell office:value-type="float" office:value="152">
                <text:p>152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10000" chart:interval-major="2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0.001cm" xlink:href=".." xlink:type="simple" chart:class="chart:scatter" chart:style-name="ch1">
        <chart:plot-area chart:style-name="ch2" table:cell-range-address="Hilfsdaten.A3:Hilfsdaten.A20 'Rohdaten - Worte'.C2:'Rohdaten - Worte'.C19 'Rohdaten - Worte'.N1:'Rohdaten - Worte'.N19" chart:data-source-has-labels="both" svg:x="1.42cm" svg:y="0.935cm" svg:width="15.861cm" svg:height="7.737cm">
          <chartooo:coordinate-region svg:x="2.412cm" svg:y="1.134cm" svg:width="14.869cm" svg:height="6.785cm"/>
          <chart:axis chart:dimension="x" chart:name="primary-x" chart:style-name="ch3">
            <chart:title svg:x="7.93cm" svg:y="8.872cm" chart:style-name="ch4">
              <text:p>Indizierte Worte</text:p>
            </chart:title>
            <chart:categories table:cell-range-address="Hilfsdaten.A3:Hilfsdaten.A20"/>
          </chart:axis>
          <chart:axis chart:dimension="y" chart:name="primary-y" chart:style-name="ch5">
            <chart:title svg:x="0.451cm" svg:y="6.547cm" chart:style-name="ch6">
              <text:p>Speicherverbrauch [kB]</text:p>
            </chart:title>
            <chart:grid chart:style-name="ch7" chart:class="major"/>
          </chart:axis>
          <chart:series chart:style-name="ch8" chart:values-cell-range-address="'Rohdaten - Worte'.N2:'Rohdaten - Worte'.N19" chart:label-cell-address="'Rohdaten - Worte'.N1:'Rohdaten - Worte'.N1" chart:class="chart:scatter">
            <chart:domain table:cell-range-address="'Rohdaten - Worte'.C2:'Rohdaten - Worte'.C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icher (gesamt) [Kb]</text:p>
                <draw:g>
                  <svg:desc>'Rohdaten - Worte'.N1:'Rohdaten - Worte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Hilfsdaten.A3:Hilfsdaten.A20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89">
                <text:p>89</text:p>
                <draw:g>
                  <svg:desc>'Rohdaten - Worte'.N2:'Rohdaten - Worte'.N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3566">
                <text:p>3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10000" chart:interval-major="2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3cm" svg:y="0.316cm" chart:style-name="ch2">
          <text:p>Einfügen von Dokumenten</text:p>
        </chart:title>
        <chart:plot-area chart:style-name="ch3" table:cell-range-address="'Rohdaten - Worte'.C2:'Rohdaten - Worte'.C19 'Rohdaten - Worte'.S1:'Rohdaten - Worte'.S19" chart:data-source-has-labels="both" svg:x="1.38cm" svg:y="1.613cm" svg:width="13.98cm" svg:height="6.078cm">
          <chartooo:coordinate-region svg:x="2.557cm" svg:y="1.812cm" svg:width="12.803cm" svg:height="5.126cm"/>
          <chart:axis chart:dimension="x" chart:name="primary-x" chart:style-name="ch4">
            <chart:title svg:x="6.95cm" svg:y="7.871cm" chart:style-name="ch5">
              <text:p>Indizierte Wor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5.62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S2:'Rohdaten - Worte'.S19" chart:label-cell-address="'Rohdaten - Worte'.S1:'Rohdaten - Worte'.S1" chart:class="chart:scatter">
            <chart:domain table:cell-range-address="'Rohdaten - Worte'.C2:'Rohdaten - Worte'.C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ddDocument [ms]</text:p>
                <draw:g>
                  <svg:desc>'Rohdaten - Worte'.S1:'Rohdaten - Worte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639">
                <text:p>639</text:p>
                <draw:g>
                  <svg:desc>'Rohdaten - Worte'.S2:'Rohdaten - Worte'.S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4607">
                <text:p>4607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9539">
                <text:p>9539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12084">
                <text:p>12084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13911">
                <text:p>13911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17161">
                <text:p>17161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17405">
                <text:p>17405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21785">
                <text:p>21785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23838">
                <text:p>23838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28407">
                <text:p>284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10000" chart:interval-major="2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97cm" svg:y="0.316cm" chart:style-name="ch2">
          <text:p>Entfernen von Dokumenten</text:p>
        </chart:title>
        <chart:plot-area chart:style-name="ch3" table:cell-range-address="'Rohdaten - Worte'.C2:'Rohdaten - Worte'.C19 'Rohdaten - Worte'.R1:'Rohdaten - Worte'.R19" chart:data-source-has-labels="both" svg:x="1.38cm" svg:y="1.613cm" svg:width="13.98cm" svg:height="6.078cm">
          <chartooo:coordinate-region svg:x="2.372cm" svg:y="1.812cm" svg:width="12.988cm" svg:height="5.126cm"/>
          <chart:axis chart:dimension="x" chart:name="primary-x" chart:style-name="ch4">
            <chart:title svg:x="6.95cm" svg:y="7.871cm" chart:style-name="ch5">
              <text:p>Indizierte Wor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5.62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R2:'Rohdaten - Worte'.R19" chart:label-cell-address="'Rohdaten - Worte'.R1:'Rohdaten - Worte'.R1" chart:class="chart:scatter">
            <chart:domain table:cell-range-address="'Rohdaten - Worte'.C2:'Rohdaten - Worte'.C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move [ms]</text:p>
                <draw:g>
                  <svg:desc>'Rohdaten - Worte'.R1:'Rohdaten - Worte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31">
                <text:p>31</text:p>
                <draw:g>
                  <svg:desc>'Rohdaten - Worte'.R2:'Rohdaten - Worte'.R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6295">
                <text:p>62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10000" chart:interval-major="2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6cm" svg:y="0.316cm" chart:style-name="ch2">
          <text:p>Inexakte Suche (3 Zeichen)</text:p>
        </chart:title>
        <chart:plot-area chart:style-name="ch3" table:cell-range-address="'Rohdaten - Worte'.C2:'Rohdaten - Worte'.C19 'Rohdaten - Worte'.O1:'Rohdaten - Worte'.O19" chart:data-source-has-labels="both" svg:x="1.38cm" svg:y="1.613cm" svg:width="13.98cm" svg:height="6.078cm">
          <chartooo:coordinate-region svg:x="2.372cm" svg:y="1.812cm" svg:width="12.988cm" svg:height="5.126cm"/>
          <chart:axis chart:dimension="x" chart:name="primary-x" chart:style-name="ch4">
            <chart:title svg:x="6.95cm" svg:y="7.871cm" chart:style-name="ch5">
              <text:p>Indizierte Worte</text:p>
            </chart:title>
            <chart:categories table:cell-range-address="'Rohdaten - Worte'.C2:'Rohdaten - Worte'.C19"/>
          </chart:axis>
          <chart:axis chart:dimension="y" chart:name="primary-y" chart:style-name="ch6">
            <chart:title svg:x="0.451cm" svg:y="5.62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Worte'.O2:'Rohdaten - Worte'.O19" chart:label-cell-address="'Rohdaten - Worte'.O1:'Rohdaten - Worte'.O1" chart:class="chart:scatter">
            <chart:domain table:cell-range-address="'Rohdaten - Worte'.C2:'Rohdaten - Worte'.C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nexakt1 [ms]</text:p>
                <draw:g>
                  <svg:desc>'Rohdaten - Worte'.O1:'Rohdaten - Worte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4450">
                <text:p>4450</text:p>
                <draw:g>
                  <svg:desc>'Rohdaten - Worte'.C2:'Rohdaten - Worte'.C19</svg:desc>
                </draw:g>
              </table:table-cell>
              <table:table-cell office:value-type="float" office:value="571">
                <text:p>571</text:p>
                <draw:g>
                  <svg:desc>'Rohdaten - Worte'.O2:'Rohdaten - Worte'.O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7814">
                <text:p>781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11995">
                <text:p>1199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16130">
                <text:p>1613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22793">
                <text:p>2279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27361">
                <text:p>2736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32210">
                <text:p>3221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34240">
                <text:p>3424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42054">
                <text:p>4205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46872">
                <text:p>4687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49297">
                <text:p>4929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59250">
                <text:p>5925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64130">
                <text:p>6413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72859">
                <text:p>7285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81846">
                <text:p>8184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91349">
                <text:p>91349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99007">
                <text:p>9900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104441">
                <text:p>104441</text:p>
              </table:table-cell>
              <table:table-cell office:value-type="float" office:value="1624">
                <text:p>16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Standard" fo:font-size="10pt" style:font-size-asian="8pt" style:font-size-complex="8pt"/>
    </style:style>
    <style:style style:name="ch4" style:family="chart">
      <style:chart-properties chart:auto-position="true" style:rotation-angle="0"/>
      <style:text-properties fo:font-family="Calibri" style:font-style-name="Standard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4" chart:interval-major="1" chart:reverse-direction="false" text:line-break="false" chart:axis-position="0"/>
      <style:graphic-properties svg:stroke-color="#b3b3b3"/>
      <style:text-properties fo:font-family="Calibri" style:font-style-name="Standard" fo:font-size="10pt" style:font-size-asian="8pt" style:font-size-complex="8pt"/>
    </style:style>
    <style:style style:name="ch6" style:family="chart">
      <style:chart-properties chart:auto-position="true" style:rotation-angle="90"/>
      <style:text-properties fo:font-family="Calibri" style:font-style-name="Standard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2.553cm" xlink:href=".." xlink:type="simple" chart:class="chart:scatter" chart:style-name="ch1">
        <chart:plot-area chart:style-name="ch2" table:cell-range-address="'Rohdaten - Vorkommen'.A2:'Rohdaten - Vorkommen'.C19 'Rohdaten - Vorkommen'.B1:'Rohdaten - Vorkommen'.B1" chart:data-source-has-labels="both" svg:x="1.568cm" svg:y="1.139cm" svg:width="15.713cm" svg:height="9.985cm">
          <chartooo:coordinate-region svg:x="2.004cm" svg:y="1.338cm" svg:width="14.72cm" svg:height="9.139cm"/>
          <chart:axis chart:dimension="x" chart:name="primary-x" chart:style-name="ch3">
            <chart:title svg:x="7.482cm" svg:y="11.376cm" chart:style-name="ch4">
              <text:p>Indizierte Vorkommen</text:p>
            </chart:title>
            <chart:categories table:cell-range-address="'Rohdaten - Vorkommen'.B2:'Rohdaten - Vorkommen'.B19"/>
          </chart:axis>
          <chart:axis chart:dimension="y" chart:name="primary-y" chart:style-name="ch5">
            <chart:title svg:x="0.451cm" svg:y="10.202cm" chart:style-name="ch6">
              <text:p>Durchschnittliche Anzahl Vorkommen pro Wort</text:p>
            </chart:title>
            <chart:grid chart:style-name="ch7" chart:class="major"/>
          </chart:axis>
          <chart:series chart:style-name="ch8" chart:values-cell-range-address="'Rohdaten - Vorkommen'.C2:'Rohdaten - Vorkommen'.C19" chart:label-cell-address="'Rohdaten - Vorkommen'.B1:'Rohdaten - Vorkommen'.B1" chart:class="chart:scatter">
            <chart:domain table:cell-range-address="'Rohdaten - Vorkommen'.A2:'Rohdaten - Vorkommen'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orte</text:p>
                <draw:g>
                  <svg:desc>'Rohdaten - Vorkommen'.B1:'Rohdaten - Vorkomm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442</text:p>
                <draw:g>
                  <svg:desc>'Rohdaten - Vorkommen'.B2:'Rohdaten - Vorkommen'.B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1.2593739250086">
                <text:p>1.2593739250086</text:p>
                <draw:g>
                  <svg:desc>'Rohdaten - Vorkommen'.C2:'Rohdaten - Vorkommen'.C19</svg:desc>
                </draw:g>
              </table:table-cell>
            </table:table-row>
            <table:table-row>
              <table:table-cell office:value-type="string">
                <text:p>29308</text:p>
              </table:table-cell>
              <table:table-cell office:value-type="float" office:value="50368">
                <text:p>50368</text:p>
              </table:table-cell>
              <table:table-cell office:value-type="float" office:value="1.71857513306947">
                <text:p>1.71857513306947</text:p>
              </table:table-cell>
            </table:table-row>
            <table:table-row>
              <table:table-cell office:value-type="string">
                <text:p>34127</text:p>
              </table:table-cell>
              <table:table-cell office:value-type="float" office:value="62887">
                <text:p>62887</text:p>
              </table:table-cell>
              <table:table-cell office:value-type="float" office:value="1.8427344917514">
                <text:p>1.8427344917514</text:p>
              </table:table-cell>
            </table:table-row>
            <table:table-row>
              <table:table-cell office:value-type="string">
                <text:p>40421</text:p>
              </table:table-cell>
              <table:table-cell office:value-type="float" office:value="84403">
                <text:p>84403</text:p>
              </table:table-cell>
              <table:table-cell office:value-type="float" office:value="2.08809777096064">
                <text:p>2.08809777096064</text:p>
              </table:table-cell>
            </table:table-row>
            <table:table-row>
              <table:table-cell office:value-type="string">
                <text:p>44290</text:p>
              </table:table-cell>
              <table:table-cell office:value-type="float" office:value="103157">
                <text:p>103157</text:p>
              </table:table-cell>
              <table:table-cell office:value-type="float" office:value="2.32912621359223">
                <text:p>2.32912621359223</text:p>
              </table:table-cell>
            </table:table-row>
            <table:table-row>
              <table:table-cell office:value-type="string">
                <text:p>48463</text:p>
              </table:table-cell>
              <table:table-cell office:value-type="float" office:value="125104">
                <text:p>125104</text:p>
              </table:table-cell>
              <table:table-cell office:value-type="float" office:value="2.58143325836205">
                <text:p>2.58143325836205</text:p>
              </table:table-cell>
            </table:table-row>
            <table:table-row>
              <table:table-cell office:value-type="string">
                <text:p>51283</text:p>
              </table:table-cell>
              <table:table-cell office:value-type="float" office:value="141084">
                <text:p>141084</text:p>
              </table:table-cell>
              <table:table-cell office:value-type="float" office:value="2.75108710488856">
                <text:p>2.75108710488856</text:p>
              </table:table-cell>
            </table:table-row>
            <table:table-row>
              <table:table-cell office:value-type="string">
                <text:p>81132</text:p>
              </table:table-cell>
              <table:table-cell office:value-type="float" office:value="189602">
                <text:p>189602</text:p>
              </table:table-cell>
              <table:table-cell office:value-type="float" office:value="2.33695705763447">
                <text:p>2.33695705763447</text:p>
              </table:table-cell>
            </table:table-row>
            <table:table-row>
              <table:table-cell office:value-type="string">
                <text:p>84957</text:p>
              </table:table-cell>
              <table:table-cell office:value-type="float" office:value="201824">
                <text:p>201824</text:p>
              </table:table-cell>
              <table:table-cell office:value-type="float" office:value="2.3756017750156">
                <text:p>2.3756017750156</text:p>
              </table:table-cell>
            </table:table-row>
            <table:table-row>
              <table:table-cell office:value-type="string">
                <text:p>87735</text:p>
              </table:table-cell>
              <table:table-cell office:value-type="float" office:value="225046">
                <text:p>225046</text:p>
              </table:table-cell>
              <table:table-cell office:value-type="float" office:value="2.56506525331966">
                <text:p>2.56506525331966</text:p>
              </table:table-cell>
            </table:table-row>
            <table:table-row>
              <table:table-cell office:value-type="string">
                <text:p>90551</text:p>
              </table:table-cell>
              <table:table-cell office:value-type="float" office:value="245076">
                <text:p>245076</text:p>
              </table:table-cell>
              <table:table-cell office:value-type="float" office:value="2.70649689125465">
                <text:p>2.70649689125465</text:p>
              </table:table-cell>
            </table:table-row>
            <table:table-row>
              <table:table-cell office:value-type="string">
                <text:p>94567</text:p>
              </table:table-cell>
              <table:table-cell office:value-type="float" office:value="268675">
                <text:p>268675</text:p>
              </table:table-cell>
              <table:table-cell office:value-type="float" office:value="2.84110736303362">
                <text:p>2.84110736303362</text:p>
              </table:table-cell>
            </table:table-row>
            <table:table-row>
              <table:table-cell office:value-type="string">
                <text:p>96288</text:p>
              </table:table-cell>
              <table:table-cell office:value-type="float" office:value="286584">
                <text:p>286584</text:p>
              </table:table-cell>
              <table:table-cell office:value-type="float" office:value="2.97632103688933">
                <text:p>2.97632103688933</text:p>
              </table:table-cell>
            </table:table-row>
            <table:table-row>
              <table:table-cell office:value-type="string">
                <text:p>98465</text:p>
              </table:table-cell>
              <table:table-cell office:value-type="float" office:value="302149">
                <text:p>302149</text:p>
              </table:table-cell>
              <table:table-cell office:value-type="float" office:value="3.06859290103082">
                <text:p>3.06859290103082</text:p>
              </table:table-cell>
            </table:table-row>
            <table:table-row>
              <table:table-cell office:value-type="string">
                <text:p>100455</text:p>
              </table:table-cell>
              <table:table-cell office:value-type="float" office:value="322094">
                <text:p>322094</text:p>
              </table:table-cell>
              <table:table-cell office:value-type="float" office:value="3.2063511024837">
                <text:p>3.2063511024837</text:p>
              </table:table-cell>
            </table:table-row>
            <table:table-row>
              <table:table-cell office:value-type="string">
                <text:p>102546</text:p>
              </table:table-cell>
              <table:table-cell office:value-type="float" office:value="346448">
                <text:p>346448</text:p>
              </table:table-cell>
              <table:table-cell office:value-type="float" office:value="3.37846429894876">
                <text:p>3.37846429894876</text:p>
              </table:table-cell>
            </table:table-row>
            <table:table-row>
              <table:table-cell office:value-type="string">
                <text:p>104281</text:p>
              </table:table-cell>
              <table:table-cell office:value-type="float" office:value="364221">
                <text:p>364221</text:p>
              </table:table-cell>
              <table:table-cell office:value-type="float" office:value="3.49268802562308">
                <text:p>3.49268802562308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369325">
                <text:p>369325</text:p>
              </table:table-cell>
              <table:table-cell office:value-type="float" office:value="3.53620704512596">
                <text:p>3.536207045125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plot-area chart:style-name="ch2" table:cell-range-address="Hilfsdaten.A3:Hilfsdaten.A20 'Rohdaten - Vorkommen'.A2:'Rohdaten - Vorkommen'.A19 'Rohdaten - Worte'.N1:'Rohdaten - Worte'.N1 'Rohdaten - Vorkommen'.F2:'Rohdaten - Vorkommen'.F19" chart:data-source-has-labels="both" svg:x="1.42cm" svg:y="1.095cm" svg:width="15.861cm" svg:height="9.537cm">
          <chartooo:coordinate-region svg:x="2.412cm" svg:y="1.294cm" svg:width="14.869cm" svg:height="8.585cm"/>
          <chart:axis chart:dimension="x" chart:name="primary-x" chart:style-name="ch3">
            <chart:title svg:x="7.428cm" svg:y="10.872cm" chart:style-name="ch4">
              <text:p>Indizierte Vorkommen</text:p>
            </chart:title>
            <chart:categories table:cell-range-address="Hilfsdaten.A3:Hilfsdaten.A20"/>
          </chart:axis>
          <chart:axis chart:dimension="y" chart:name="primary-y" chart:style-name="ch5">
            <chart:title svg:x="0.451cm" svg:y="7.607cm" chart:style-name="ch6">
              <text:p>Speicherverbrauch [kB]</text:p>
            </chart:title>
            <chart:grid chart:style-name="ch7" chart:class="major"/>
          </chart:axis>
          <chart:series chart:style-name="ch8" chart:values-cell-range-address="'Rohdaten - Vorkommen'.F2:'Rohdaten - Vorkommen'.F19" chart:label-cell-address="'Rohdaten - Worte'.N1:'Rohdaten - Worte'.N1" chart:class="chart:scatter">
            <chart:domain table:cell-range-address="'Rohdaten - Vorkommen'.A2:'Rohdaten - Vorkommen'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icher (gesamt) [Kb]</text:p>
                <draw:g>
                  <svg:desc>'Rohdaten - Worte'.N1:'Rohdaten - Worte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450</text:p>
                <draw:g>
                  <svg:desc>Hilfsdaten.A3:Hilfsdaten.A20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507">
                <text:p>507</text:p>
                <draw:g>
                  <svg:desc>'Rohdaten - Vorkommen'.F2:'Rohdaten - Vorkommen'.F19</svg:desc>
                </draw:g>
              </table:table-cell>
            </table:table-row>
            <table:table-row>
              <table:table-cell office:value-type="string">
                <text:p>7814</text:p>
              </table:table-cell>
              <table:table-cell office:value-type="float" office:value="50368">
                <text:p>5036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995</text:p>
              </table:table-cell>
              <table:table-cell office:value-type="float" office:value="62887">
                <text:p>6288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6130</text:p>
              </table:table-cell>
              <table:table-cell office:value-type="float" office:value="84403">
                <text:p>8440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2793</text:p>
              </table:table-cell>
              <table:table-cell office:value-type="float" office:value="103157">
                <text:p>10315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7361</text:p>
              </table:table-cell>
              <table:table-cell office:value-type="float" office:value="125104">
                <text:p>12510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32210</text:p>
              </table:table-cell>
              <table:table-cell office:value-type="float" office:value="141084">
                <text:p>141084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4240</text:p>
              </table:table-cell>
              <table:table-cell office:value-type="float" office:value="189602">
                <text:p>189602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42054</text:p>
              </table:table-cell>
              <table:table-cell office:value-type="float" office:value="201824">
                <text:p>20182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6872</text:p>
              </table:table-cell>
              <table:table-cell office:value-type="float" office:value="225046">
                <text:p>225046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9297</text:p>
              </table:table-cell>
              <table:table-cell office:value-type="float" office:value="245076">
                <text:p>24507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59250</text:p>
              </table:table-cell>
              <table:table-cell office:value-type="float" office:value="268675">
                <text:p>268675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64130</text:p>
              </table:table-cell>
              <table:table-cell office:value-type="float" office:value="286584">
                <text:p>28658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2859</text:p>
              </table:table-cell>
              <table:table-cell office:value-type="float" office:value="302149">
                <text:p>302149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81846</text:p>
              </table:table-cell>
              <table:table-cell office:value-type="float" office:value="322094">
                <text:p>322094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91349</text:p>
              </table:table-cell>
              <table:table-cell office:value-type="float" office:value="346448">
                <text:p>346448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99007</text:p>
              </table:table-cell>
              <table:table-cell office:value-type="float" office:value="364221">
                <text:p>364221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04441</text:p>
              </table:table-cell>
              <table:table-cell office:value-type="float" office:value="369325">
                <text:p>369325</text:p>
              </table:table-cell>
              <table:table-cell office:value-type="float" office:value="3547">
                <text:p>35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370000" chart:interval-major="50000" chart:reverse-direction="false" text:line-break="false" chart:axis-position="0"/>
      <style:graphic-properties svg:stroke-color="#b3b3b3"/>
      <style:text-properties fo:font-family="Calibri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Calibri" style:font-style-name="Regular"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alibri" style:font-style-name="Regular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12.001cm" xlink:href=".." xlink:type="simple" chart:class="chart:scatter" chart:style-name="ch1">
        <chart:title svg:x="6.503cm" svg:y="0.376cm" chart:style-name="ch2">
          <text:p>Einfügen von Dokumenten</text:p>
        </chart:title>
        <chart:plot-area chart:style-name="ch3" table:cell-range-address="'Rohdaten - Vorkommen'.H1:'Rohdaten - Vorkommen'.H19 'Rohdaten - Vorkommen'.A2:'Rohdaten - Vorkommen'.A19" chart:data-source-has-labels="both" svg:x="1.42cm" svg:y="1.853cm" svg:width="15.861cm" svg:height="8.779cm">
          <chartooo:coordinate-region svg:x="2.597cm" svg:y="2.052cm" svg:width="14.684cm" svg:height="7.827cm"/>
          <chart:axis chart:dimension="x" chart:name="primary-x" chart:style-name="ch4">
            <chart:title svg:x="7.428cm" svg:y="10.872cm" chart:style-name="ch5">
              <text:p>Indizierte Vorkommen</text:p>
            </chart:title>
            <chart:categories table:cell-range-address="'Rohdaten - Vorkommen'.H2:'Rohdaten - Vorkommen'.H19"/>
          </chart:axis>
          <chart:axis chart:dimension="y" chart:name="primary-y" chart:style-name="ch6">
            <chart:title svg:x="0.451cm" svg:y="7.219cm" chart:style-name="ch7">
              <text:p>Laufzeit [ms]</text:p>
            </chart:title>
            <chart:grid chart:style-name="ch8" chart:class="major"/>
          </chart:axis>
          <chart:series chart:style-name="ch9" chart:values-cell-range-address="'Rohdaten - Vorkommen'.H2:'Rohdaten - Vorkommen'.H19" chart:label-cell-address="'Rohdaten - Vorkommen'.H1:'Rohdaten - Vorkommen'.H1" chart:class="chart:scatter">
            <chart:domain table:cell-range-address="'Rohdaten - Vorkommen'.A2:'Rohdaten - Vorkommen'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infügen</text:p>
                <draw:g>
                  <svg:desc>'Rohdaten - Vorkommen'.H1:'Rohdaten - Vorkomme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16</text:p>
                <draw:g>
                  <svg:desc>'Rohdaten - Vorkommen'.H2:'Rohdaten - Vorkommen'.H19</svg:desc>
                </draw:g>
              </table:table-cell>
              <table:table-cell office:value-type="float" office:value="21966">
                <text:p>21966</text:p>
                <draw:g>
                  <svg:desc>'Rohdaten - Vorkommen'.A2:'Rohdaten - Vorkommen'.A19</svg:desc>
                </draw:g>
              </table:table-cell>
              <table:table-cell office:value-type="float" office:value="1316">
                <text:p>1316</text:p>
                <draw:g>
                  <svg:desc>'Rohdaten - Vorkommen'.H2:'Rohdaten - Vorkommen'.H19</svg:desc>
                </draw:g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0368">
                <text:p>5036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62887">
                <text:p>62887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84403">
                <text:p>84403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5913</text:p>
              </table:table-cell>
              <table:table-cell office:value-type="float" office:value="103157">
                <text:p>103157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5934</text:p>
              </table:table-cell>
              <table:table-cell office:value-type="float" office:value="125104">
                <text:p>12510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7922</text:p>
              </table:table-cell>
              <table:table-cell office:value-type="float" office:value="141084">
                <text:p>141084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4762</text:p>
              </table:table-cell>
              <table:table-cell office:value-type="float" office:value="189602">
                <text:p>189602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string">
                <text:p>15784</text:p>
              </table:table-cell>
              <table:table-cell office:value-type="float" office:value="201824">
                <text:p>201824</text:p>
              </table:table-cell>
              <table:table-cell office:value-type="float" office:value="15784">
                <text:p>15784</text:p>
              </table:table-cell>
            </table:table-row>
            <table:table-row>
              <table:table-cell office:value-type="string">
                <text:p>17714</text:p>
              </table:table-cell>
              <table:table-cell office:value-type="float" office:value="225046">
                <text:p>22504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8927</text:p>
              </table:table-cell>
              <table:table-cell office:value-type="float" office:value="245076">
                <text:p>245076</text:p>
              </table:table-cell>
              <table:table-cell office:value-type="float" office:value="18927">
                <text:p>18927</text:p>
              </table:table-cell>
            </table:table-row>
            <table:table-row>
              <table:table-cell office:value-type="string">
                <text:p>20478</text:p>
              </table:table-cell>
              <table:table-cell office:value-type="float" office:value="268675">
                <text:p>268675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string">
                <text:p>21224</text:p>
              </table:table-cell>
              <table:table-cell office:value-type="float" office:value="286584">
                <text:p>286584</text:p>
              </table:table-cell>
              <table:table-cell office:value-type="float" office:value="21224">
                <text:p>21224</text:p>
              </table:table-cell>
            </table:table-row>
            <table:table-row>
              <table:table-cell office:value-type="string">
                <text:p>22443</text:p>
              </table:table-cell>
              <table:table-cell office:value-type="float" office:value="302149">
                <text:p>302149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23355</text:p>
              </table:table-cell>
              <table:table-cell office:value-type="float" office:value="322094">
                <text:p>322094</text:p>
              </table:table-cell>
              <table:table-cell office:value-type="float" office:value="23355">
                <text:p>23355</text:p>
              </table:table-cell>
            </table:table-row>
            <table:table-row>
              <table:table-cell office:value-type="string">
                <text:p>26277</text:p>
              </table:table-cell>
              <table:table-cell office:value-type="float" office:value="346448">
                <text:p>346448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27326</text:p>
              </table:table-cell>
              <table:table-cell office:value-type="float" office:value="364221">
                <text:p>364221</text:p>
              </table:table-cell>
              <table:table-cell office:value-type="float" office:value="27326">
                <text:p>27326</text:p>
              </table:table-cell>
            </table:table-row>
            <table:table-row>
              <table:table-cell office:value-type="string">
                <text:p>27782</text:p>
              </table:table-cell>
              <table:table-cell office:value-type="float" office:value="369325">
                <text:p>369325</text:p>
              </table:table-cell>
              <table:table-cell office:value-type="float" office:value="27782">
                <text:p>277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